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y 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y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Czas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owe</text:p>
          </table:table-cell>
          <table:table-cell office:value-type="float" office:value="0.000324" calcext:value-type="float">
            <text:p>0,00032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snące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jące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łe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Kształtne</text:p>
          </table:table-cell>
          <table:table-cell office:value-type="float" office:value="0.000345" calcext:value-type="float">
            <text:p>0,000345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sowe</text:p>
          </table:table-cell>
          <table:table-cell office:value-type="float" office:value="0.029203" calcext:value-type="float">
            <text:p>0,02920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osnące</text:p>
          </table:table-cell>
          <table:table-cell office:value-type="float" office:value="0.000136" calcext:value-type="float">
            <text:p>0,000136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jące</text:p>
          </table:table-cell>
          <table:table-cell office:value-type="float" office:value="0.063741" calcext:value-type="float">
            <text:p>0,06374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łe</text:p>
          </table:table-cell>
          <table:table-cell office:value-type="float" office:value="0.000132" calcext:value-type="float">
            <text:p>0,00013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-Kształtne</text:p>
          </table:table-cell>
          <table:table-cell office:value-type="float" office:value="0.030924" calcext:value-type="float">
            <text:p>0,03092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sowe</text:p>
          </table:table-cell>
          <table:table-cell office:value-type="float" office:value="0.259913" calcext:value-type="float">
            <text:p>0,25991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osnące</text:p>
          </table:table-cell>
          <table:table-cell office:value-type="float" office:value="0.000419" calcext:value-type="float">
            <text:p>0,000419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jące</text:p>
          </table:table-cell>
          <table:table-cell office:value-type="float" office:value="0.540046" calcext:value-type="float">
            <text:p>0,540046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ałe</text:p>
          </table:table-cell>
          <table:table-cell office:value-type="float" office:value="0.000404" calcext:value-type="float">
            <text:p>0,00040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-Kształtne</text:p>
          </table:table-cell>
          <table:table-cell office:value-type="float" office:value="0.268306" calcext:value-type="float">
            <text:p>0,268306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sowe</text:p>
          </table:table-cell>
          <table:table-cell office:value-type="float" office:value="0.723955" calcext:value-type="float">
            <text:p>0,723955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osnące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lejące</text:p>
          </table:table-cell>
          <table:table-cell office:value-type="float" office:value="1.560367" calcext:value-type="float">
            <text:p>1,560367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ałe</text:p>
          </table:table-cell>
          <table:table-cell office:value-type="float" office:value="0.000712" calcext:value-type="float">
            <text:p>0,00071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-Kształtne</text:p>
          </table:table-cell>
          <table:table-cell office:value-type="float" office:value="0.741034" calcext:value-type="float">
            <text:p>0,74103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sowe</text:p>
          </table:table-cell>
          <table:table-cell office:value-type="float" office:value="2.931823" calcext:value-type="float">
            <text:p>2,93182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osnące</text:p>
          </table:table-cell>
          <table:table-cell office:value-type="float" office:value="0.001434" calcext:value-type="float">
            <text:p>0,00143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lejące</text:p>
          </table:table-cell>
          <table:table-cell office:value-type="float" office:value="6.022017" calcext:value-type="float">
            <text:p>6,022017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łe</text:p>
          </table:table-cell>
          <table:table-cell office:value-type="float" office:value="0.001377" calcext:value-type="float">
            <text:p>0,001377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-Kształtne</text:p>
          </table:table-cell>
          <table:table-cell office:value-type="float" office:value="2.974542" calcext:value-type="float">
            <text:p>2,97454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osowe</text:p>
          </table:table-cell>
          <table:table-cell office:value-type="float" office:value="6.592561" calcext:value-type="float">
            <text:p>6,59256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osnące</text:p>
          </table:table-cell>
          <table:table-cell office:value-type="float" office:value="0.002123" calcext:value-type="float">
            <text:p>0,00212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lejące</text:p>
          </table:table-cell>
          <table:table-cell office:value-type="float" office:value="13.212521" calcext:value-type="float">
            <text:p>13,21252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ałe</text:p>
          </table:table-cell>
          <table:table-cell office:value-type="float" office:value="0.002079" calcext:value-type="float">
            <text:p>0,002079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-Kształtne</text:p>
          </table:table-cell>
          <table:table-cell office:value-type="float" office:value="6.672247" calcext:value-type="float">
            <text:p>6,672247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osowe</text:p>
          </table:table-cell>
          <table:table-cell office:value-type="float" office:value="11.908518" calcext:value-type="float">
            <text:p>11,90851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osnące</text:p>
          </table:table-cell>
          <table:table-cell office:value-type="float" office:value="0.002852" calcext:value-type="float">
            <text:p>0,00285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lejące</text:p>
          </table:table-cell>
          <table:table-cell office:value-type="float" office:value="23.817383" calcext:value-type="float">
            <text:p>23,81738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ałe</text:p>
          </table:table-cell>
          <table:table-cell office:value-type="float" office:value="0.002816" calcext:value-type="float">
            <text:p>0,002816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-Kształtne</text:p>
          </table:table-cell>
          <table:table-cell office:value-type="float" office:value="11.777159" calcext:value-type="float">
            <text:p>11,777159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Losowe</text:p>
          </table:table-cell>
          <table:table-cell office:value-type="float" office:value="22.678041" calcext:value-type="float">
            <text:p>22,67804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osnące</text:p>
          </table:table-cell>
          <table:table-cell office:value-type="float" office:value="0.003947" calcext:value-type="float">
            <text:p>0,003947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lejące</text:p>
          </table:table-cell>
          <table:table-cell office:value-type="float" office:value="44.362512" calcext:value-type="float">
            <text:p>44,36251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tałe</text:p>
          </table:table-cell>
          <table:table-cell office:value-type="float" office:value="0.003782" calcext:value-type="float">
            <text:p>0,00378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-Kształtne</text:p>
          </table:table-cell>
          <table:table-cell office:value-type="float" office:value="21.859749" calcext:value-type="float">
            <text:p>21,859749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Losowe</text:p>
          </table:table-cell>
          <table:table-cell office:value-type="float" office:value="37.116228" calcext:value-type="float">
            <text:p>37,11622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osnące</text:p>
          </table:table-cell>
          <table:table-cell office:value-type="float" office:value="0.005535" calcext:value-type="float">
            <text:p>0,005535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lejące</text:p>
          </table:table-cell>
          <table:table-cell office:value-type="float" office:value="72.912882" calcext:value-type="float">
            <text:p>72,91288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tałe</text:p>
          </table:table-cell>
          <table:table-cell office:value-type="float" office:value="0.004922" calcext:value-type="float">
            <text:p>0,00492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-Kształtne</text:p>
          </table:table-cell>
          <table:table-cell office:value-type="float" office:value="36.18067" calcext:value-type="float">
            <text:p>36,18067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sowe</text:p>
          </table:table-cell>
          <table:table-cell office:value-type="float" office:value="85.957348" calcext:value-type="float">
            <text:p>85,95734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osnące</text:p>
          </table:table-cell>
          <table:table-cell office:value-type="float" office:value="0.007161" calcext:value-type="float">
            <text:p>0,00716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lejące</text:p>
          </table:table-cell>
          <table:table-cell office:value-type="float" office:value="148.489443" calcext:value-type="float">
            <text:p>148,48944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tałe</text:p>
          </table:table-cell>
          <table:table-cell office:value-type="float" office:value="0.006862" calcext:value-type="float">
            <text:p>0,00686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-Kształtne</text:p>
          </table:table-cell>
          <table:table-cell office:value-type="float" office:value="73.860317" calcext:value-type="float">
            <text:p>73,860317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owe</text:p>
          </table:table-cell>
          <table:table-cell office:value-type="float" office:value="0.000092" calcext:value-type="float">
            <text:p>0,000092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snące</text:p>
          </table:table-cell>
          <table:table-cell office:value-type="float" office:value="0.000037" calcext:value-type="float">
            <text:p>0,000037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jące</text:p>
          </table:table-cell>
          <table:table-cell office:value-type="float" office:value="0.000073" calcext:value-type="float">
            <text:p>0,000073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łe</text:p>
          </table:table-cell>
          <table:table-cell office:value-type="float" office:value="0.000036" calcext:value-type="float">
            <text:p>0,00003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Kształtne</text:p>
          </table:table-cell>
          <table:table-cell office:value-type="float" office:value="0.000065" calcext:value-type="float">
            <text:p>0,000065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sowe</text:p>
          </table:table-cell>
          <table:table-cell office:value-type="float" office:value="0.002037" calcext:value-type="float">
            <text:p>0,002037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osnące</text:p>
          </table:table-cell>
          <table:table-cell office:value-type="float" office:value="0.000672" calcext:value-type="float">
            <text:p>0,000672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jące</text:p>
          </table:table-cell>
          <table:table-cell office:value-type="float" office:value="0.001284" calcext:value-type="float">
            <text:p>0,001284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łe</text:p>
          </table:table-cell>
          <table:table-cell office:value-type="float" office:value="0.000649" calcext:value-type="float">
            <text:p>0,000649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-Kształtne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sowe</text:p>
          </table:table-cell>
          <table:table-cell office:value-type="float" office:value="0.00772" calcext:value-type="float">
            <text:p>0,00772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osnące</text:p>
          </table:table-cell>
          <table:table-cell office:value-type="float" office:value="0.000426" calcext:value-type="float">
            <text:p>0,00042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jące</text:p>
          </table:table-cell>
          <table:table-cell office:value-type="float" office:value="0.00495" calcext:value-type="float">
            <text:p>0,00495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ałe</text:p>
          </table:table-cell>
          <table:table-cell office:value-type="float" office:value="0.002466" calcext:value-type="float">
            <text:p>0,00246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-Kształtne</text:p>
          </table:table-cell>
          <table:table-cell office:value-type="float" office:value="0.004806" calcext:value-type="float">
            <text:p>0,00480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sowe</text:p>
          </table:table-cell>
          <table:table-cell office:value-type="float" office:value="0.014723" calcext:value-type="float">
            <text:p>0,014723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osnące</text:p>
          </table:table-cell>
          <table:table-cell office:value-type="float" office:value="0.005299" calcext:value-type="float">
            <text:p>0,005299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lejące</text:p>
          </table:table-cell>
          <table:table-cell office:value-type="float" office:value="0.008544" calcext:value-type="float">
            <text:p>0,008544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ałe</text:p>
          </table:table-cell>
          <table:table-cell office:value-type="float" office:value="0.004735" calcext:value-type="float">
            <text:p>0,004735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-Kształtne</text:p>
          </table:table-cell>
          <table:table-cell office:value-type="float" office:value="0.00834" calcext:value-type="float">
            <text:p>0,00834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sowe</text:p>
          </table:table-cell>
          <table:table-cell office:value-type="float" office:value="0.032794" calcext:value-type="float">
            <text:p>0,032794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osnące</text:p>
          </table:table-cell>
          <table:table-cell office:value-type="float" office:value="0.010752" calcext:value-type="float">
            <text:p>0,010752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lejące</text:p>
          </table:table-cell>
          <table:table-cell office:value-type="float" office:value="0.018849" calcext:value-type="float">
            <text:p>0,018849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łe</text:p>
          </table:table-cell>
          <table:table-cell office:value-type="float" office:value="0.010226" calcext:value-type="float">
            <text:p>0,01022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-Kształtne</text:p>
          </table:table-cell>
          <table:table-cell office:value-type="float" office:value="0.018512" calcext:value-type="float">
            <text:p>0,018512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osowe</text:p>
          </table:table-cell>
          <table:table-cell office:value-type="float" office:value="0.058678" calcext:value-type="float">
            <text:p>0,058678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osnące</text:p>
          </table:table-cell>
          <table:table-cell office:value-type="float" office:value="0.017451" calcext:value-type="float">
            <text:p>0,017451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lejące</text:p>
          </table:table-cell>
          <table:table-cell office:value-type="float" office:value="0.035191" calcext:value-type="float">
            <text:p>0,035191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ałe</text:p>
          </table:table-cell>
          <table:table-cell office:value-type="float" office:value="0.016058" calcext:value-type="float">
            <text:p>0,016058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-Kształtne</text:p>
          </table:table-cell>
          <table:table-cell office:value-type="float" office:value="0.029485" calcext:value-type="float">
            <text:p>0,029485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osowe</text:p>
          </table:table-cell>
          <table:table-cell office:value-type="float" office:value="0.072007" calcext:value-type="float">
            <text:p>0,072007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osnące</text:p>
          </table:table-cell>
          <table:table-cell office:value-type="float" office:value="0.024012" calcext:value-type="float">
            <text:p>0,024012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lejące</text:p>
          </table:table-cell>
          <table:table-cell office:value-type="float" office:value="0.04479" calcext:value-type="float">
            <text:p>0,04479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ałe</text:p>
          </table:table-cell>
          <table:table-cell office:value-type="float" office:value="0.022131" calcext:value-type="float">
            <text:p>0,022131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-Kształtne</text:p>
          </table:table-cell>
          <table:table-cell office:value-type="float" office:value="0.041149" calcext:value-type="float">
            <text:p>0,041149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Losowe</text:p>
          </table:table-cell>
          <table:table-cell office:value-type="float" office:value="0.113145" calcext:value-type="float">
            <text:p>0,113145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osnące</text:p>
          </table:table-cell>
          <table:table-cell office:value-type="float" office:value="0.038674" calcext:value-type="float">
            <text:p>0,038674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lejące</text:p>
          </table:table-cell>
          <table:table-cell office:value-type="float" office:value="0.062041" calcext:value-type="float">
            <text:p>0,062041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tałe</text:p>
          </table:table-cell>
          <table:table-cell office:value-type="float" office:value="0.032316" calcext:value-type="float">
            <text:p>0,03231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-Kształtne</text:p>
          </table:table-cell>
          <table:table-cell office:value-type="float" office:value="0.06187" calcext:value-type="float">
            <text:p>0,06187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Losowe</text:p>
          </table:table-cell>
          <table:table-cell office:value-type="float" office:value="0.131199" calcext:value-type="float">
            <text:p>0,131199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osnące</text:p>
          </table:table-cell>
          <table:table-cell office:value-type="float" office:value="0.043906" calcext:value-type="float">
            <text:p>0,04390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lejące</text:p>
          </table:table-cell>
          <table:table-cell office:value-type="float" office:value="0.077957" calcext:value-type="float">
            <text:p>0,077957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tałe</text:p>
          </table:table-cell>
          <table:table-cell office:value-type="float" office:value="0.040987" calcext:value-type="float">
            <text:p>0,040987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-Kształtne</text:p>
          </table:table-cell>
          <table:table-cell office:value-type="float" office:value="0.075252" calcext:value-type="float">
            <text:p>0,075252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sowe</text:p>
          </table:table-cell>
          <table:table-cell office:value-type="float" office:value="0.207919" calcext:value-type="float">
            <text:p>0,207919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osnące</text:p>
          </table:table-cell>
          <table:table-cell office:value-type="float" office:value="0.075296" calcext:value-type="float">
            <text:p>0,075296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lejące</text:p>
          </table:table-cell>
          <table:table-cell office:value-type="float" office:value="0.111914" calcext:value-type="float">
            <text:p>0,111914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tałe</text:p>
          </table:table-cell>
          <table:table-cell office:value-type="float" office:value="0.06285" calcext:value-type="float">
            <text:p>0,06285</text:p>
          </table:table-cell>
        </table:table-row>
        <table:table-row table:style-name="ro1">
          <table:table-cell office:value-type="string" calcext:value-type="string">
            <text:p>Shell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-Kształtne</text:p>
          </table:table-cell>
          <table:table-cell office:value-type="float" office:value="0.1133" calcext:value-type="float">
            <text:p>0,1133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owe</text:p>
          </table:table-cell>
          <table:table-cell office:value-type="float" office:value="0.000329" calcext:value-type="float">
            <text:p>0,000329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snące</text:p>
          </table:table-cell>
          <table:table-cell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jące</text:p>
          </table:table-cell>
          <table:table-cell office:value-type="float" office:value="0.000364" calcext:value-type="float">
            <text:p>0,00036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łe</text:p>
          </table:table-cell>
          <table:table-cell office:value-type="float" office:value="0.000223" calcext:value-type="float">
            <text:p>0,000223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Kształtne</text:p>
          </table:table-cell>
          <table:table-cell office:value-type="float" office:value="0.000255" calcext:value-type="float">
            <text:p>0,000255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sowe</text:p>
          </table:table-cell>
          <table:table-cell office:value-type="float" office:value="0.027992" calcext:value-type="float">
            <text:p>0,02799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osnące</text:p>
          </table:table-cell>
          <table:table-cell office:value-type="float" office:value="0.026616" calcext:value-type="float">
            <text:p>0,026616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jące</text:p>
          </table:table-cell>
          <table:table-cell office:value-type="float" office:value="0.025814" calcext:value-type="float">
            <text:p>0,02581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łe</text:p>
          </table:table-cell>
          <table:table-cell office:value-type="float" office:value="0.025347" calcext:value-type="float">
            <text:p>0,02534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-Kształtne</text:p>
          </table:table-cell>
          <table:table-cell office:value-type="float" office:value="0.024688" calcext:value-type="float">
            <text:p>0,02468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sowe</text:p>
          </table:table-cell>
          <table:table-cell office:value-type="float" office:value="0.242453" calcext:value-type="float">
            <text:p>0,242453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osnące</text:p>
          </table:table-cell>
          <table:table-cell office:value-type="float" office:value="0.228886" calcext:value-type="float">
            <text:p>0,228886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jące</text:p>
          </table:table-cell>
          <table:table-cell office:value-type="float" office:value="0.231516" calcext:value-type="float">
            <text:p>0,231516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ałe</text:p>
          </table:table-cell>
          <table:table-cell office:value-type="float" office:value="0.244525" calcext:value-type="float">
            <text:p>0,244525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-Kształtne</text:p>
          </table:table-cell>
          <table:table-cell office:value-type="float" office:value="0.234103" calcext:value-type="float">
            <text:p>0,234103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sowe</text:p>
          </table:table-cell>
          <table:table-cell office:value-type="float" office:value="0.60964" calcext:value-type="float">
            <text:p>0,6096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osnące</text:p>
          </table:table-cell>
          <table:table-cell office:value-type="float" office:value="0.610117" calcext:value-type="float">
            <text:p>0,61011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lejące</text:p>
          </table:table-cell>
          <table:table-cell office:value-type="float" office:value="0.612166" calcext:value-type="float">
            <text:p>0,612166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ałe</text:p>
          </table:table-cell>
          <table:table-cell office:value-type="float" office:value="0.621362" calcext:value-type="float">
            <text:p>0,62136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-Kształtne</text:p>
          </table:table-cell>
          <table:table-cell office:value-type="float" office:value="0.612502" calcext:value-type="float">
            <text:p>0,61250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sowe</text:p>
          </table:table-cell>
          <table:table-cell office:value-type="float" office:value="2.443824" calcext:value-type="float">
            <text:p>2,44382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osnące</text:p>
          </table:table-cell>
          <table:table-cell office:value-type="float" office:value="2.425577" calcext:value-type="float">
            <text:p>2,42557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lejące</text:p>
          </table:table-cell>
          <table:table-cell office:value-type="float" office:value="2.608189" calcext:value-type="float">
            <text:p>2,608189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łe</text:p>
          </table:table-cell>
          <table:table-cell office:value-type="float" office:value="2.324949" calcext:value-type="float">
            <text:p>2,324949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-Kształtne</text:p>
          </table:table-cell>
          <table:table-cell office:value-type="float" office:value="2.468538" calcext:value-type="float">
            <text:p>2,46853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osowe</text:p>
          </table:table-cell>
          <table:table-cell office:value-type="float" office:value="5.521401" calcext:value-type="float">
            <text:p>5,521401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osnące</text:p>
          </table:table-cell>
          <table:table-cell office:value-type="float" office:value="5.362608" calcext:value-type="float">
            <text:p>5,36260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lejące</text:p>
          </table:table-cell>
          <table:table-cell office:value-type="float" office:value="5.821948" calcext:value-type="float">
            <text:p>5,82194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ałe</text:p>
          </table:table-cell>
          <table:table-cell office:value-type="float" office:value="5.454647" calcext:value-type="float">
            <text:p>5,45464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-Kształtne</text:p>
          </table:table-cell>
          <table:table-cell office:value-type="float" office:value="5.765818" calcext:value-type="float">
            <text:p>5,76581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osowe</text:p>
          </table:table-cell>
          <table:table-cell office:value-type="float" office:value="10.139301" calcext:value-type="float">
            <text:p>10,139301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osnące</text:p>
          </table:table-cell>
          <table:table-cell office:value-type="float" office:value="9.73479" calcext:value-type="float">
            <text:p>9,73479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lejące</text:p>
          </table:table-cell>
          <table:table-cell office:value-type="float" office:value="10.461871" calcext:value-type="float">
            <text:p>10,461871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ałe</text:p>
          </table:table-cell>
          <table:table-cell office:value-type="float" office:value="9.758258" calcext:value-type="float">
            <text:p>9,75825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-Kształtne</text:p>
          </table:table-cell>
          <table:table-cell office:value-type="float" office:value="9.903017" calcext:value-type="float">
            <text:p>9,90301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Losowe</text:p>
          </table:table-cell>
          <table:table-cell office:value-type="float" office:value="19.09227" calcext:value-type="float">
            <text:p>19,0922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osnące</text:p>
          </table:table-cell>
          <table:table-cell office:value-type="float" office:value="17.829828" calcext:value-type="float">
            <text:p>17,82982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lejące</text:p>
          </table:table-cell>
          <table:table-cell office:value-type="float" office:value="19.788273" calcext:value-type="float">
            <text:p>19,788273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tałe</text:p>
          </table:table-cell>
          <table:table-cell office:value-type="float" office:value="18.429646" calcext:value-type="float">
            <text:p>18,429646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-Kształtne</text:p>
          </table:table-cell>
          <table:table-cell office:value-type="float" office:value="18.51258" calcext:value-type="float">
            <text:p>18,5125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Losowe</text:p>
          </table:table-cell>
          <table:table-cell office:value-type="float" office:value="29.9088" calcext:value-type="float">
            <text:p>29,908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osnące</text:p>
          </table:table-cell>
          <table:table-cell office:value-type="float" office:value="29.874498" calcext:value-type="float">
            <text:p>29,87449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lejące</text:p>
          </table:table-cell>
          <table:table-cell office:value-type="float" office:value="32.226383" calcext:value-type="float">
            <text:p>32,226383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tałe</text:p>
          </table:table-cell>
          <table:table-cell office:value-type="float" office:value="27.396815" calcext:value-type="float">
            <text:p>27,396815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-Kształtne</text:p>
          </table:table-cell>
          <table:table-cell office:value-type="float" office:value="32.031276" calcext:value-type="float">
            <text:p>32,031276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sowe</text:p>
          </table:table-cell>
          <table:table-cell office:value-type="float" office:value="68.925338" calcext:value-type="float">
            <text:p>68,92533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osnące</text:p>
          </table:table-cell>
          <table:table-cell office:value-type="float" office:value="61.215592" calcext:value-type="float">
            <text:p>61,21559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lejące</text:p>
          </table:table-cell>
          <table:table-cell office:value-type="float" office:value="67.959283" calcext:value-type="float">
            <text:p>67,959283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tałe</text:p>
          </table:table-cell>
          <table:table-cell office:value-type="float" office:value="60.804107" calcext:value-type="float">
            <text:p>60,80410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-Kształtne</text:p>
          </table:table-cell>
          <table:table-cell office:value-type="float" office:value="66.460226" calcext:value-type="float">
            <text:p>66,46022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owe</text:p>
          </table:table-cell>
          <table:table-cell office:value-type="float" office:value="0.000238" calcext:value-type="float">
            <text:p>0,000238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snące</text:p>
          </table:table-cell>
          <table:table-cell office:value-type="float" office:value="0.000256" calcext:value-type="float">
            <text:p>0,00025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jące</text:p>
          </table:table-cell>
          <table:table-cell office:value-type="float" office:value="0.000208" calcext:value-type="float">
            <text:p>0,000208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łe</text:p>
          </table:table-cell>
          <table:table-cell office:value-type="float" office:value="0.000056" calcext:value-type="float">
            <text:p>0,00005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Kształtne</text:p>
          </table:table-cell>
          <table:table-cell office:value-type="float" office:value="0.000231" calcext:value-type="float">
            <text:p>0,00023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sowe</text:p>
          </table:table-cell>
          <table:table-cell office:value-type="float" office:value="0.003636" calcext:value-type="float">
            <text:p>0,00363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osnące</text:p>
          </table:table-cell>
          <table:table-cell office:value-type="float" office:value="0.003851" calcext:value-type="float">
            <text:p>0,00385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jące</text:p>
          </table:table-cell>
          <table:table-cell office:value-type="float" office:value="0.003285" calcext:value-type="float">
            <text:p>0,003285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łe</text:p>
          </table:table-cell>
          <table:table-cell office:value-type="float" office:value="0.000539" calcext:value-type="float">
            <text:p>0,000539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-Kształtne</text:p>
          </table:table-cell>
          <table:table-cell office:value-type="float" office:value="0.003712" calcext:value-type="float">
            <text:p>0,003712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sowe</text:p>
          </table:table-cell>
          <table:table-cell office:value-type="float" office:value="0.012632" calcext:value-type="float">
            <text:p>0,012632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osnące</text:p>
          </table:table-cell>
          <table:table-cell office:value-type="float" office:value="0.013528" calcext:value-type="float">
            <text:p>0,013528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jące</text:p>
          </table:table-cell>
          <table:table-cell office:value-type="float" office:value="0.011713" calcext:value-type="float">
            <text:p>0,011713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ałe</text:p>
          </table:table-cell>
          <table:table-cell office:value-type="float" office:value="0.001653" calcext:value-type="float">
            <text:p>0,001653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-Kształtne</text:p>
          </table:table-cell>
          <table:table-cell office:value-type="float" office:value="0.012745" calcext:value-type="float">
            <text:p>0,012745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sowe</text:p>
          </table:table-cell>
          <table:table-cell office:value-type="float" office:value="0.022589" calcext:value-type="float">
            <text:p>0,022589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osnące</text:p>
          </table:table-cell>
          <table:table-cell office:value-type="float" office:value="0.02385" calcext:value-type="float">
            <text:p>0,02385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lejące</text:p>
          </table:table-cell>
          <table:table-cell office:value-type="float" office:value="0.020945" calcext:value-type="float">
            <text:p>0,020945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ałe</text:p>
          </table:table-cell>
          <table:table-cell office:value-type="float" office:value="0.002735" calcext:value-type="float">
            <text:p>0,002735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-Kształtne</text:p>
          </table:table-cell>
          <table:table-cell office:value-type="float" office:value="0.022615" calcext:value-type="float">
            <text:p>0,022615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sowe</text:p>
          </table:table-cell>
          <table:table-cell office:value-type="float" office:value="0.048961" calcext:value-type="float">
            <text:p>0,04896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osnące</text:p>
          </table:table-cell>
          <table:table-cell office:value-type="float" office:value="0.052972" calcext:value-type="float">
            <text:p>0,052972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lejące</text:p>
          </table:table-cell>
          <table:table-cell office:value-type="float" office:value="0.045886" calcext:value-type="float">
            <text:p>0,04588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łe</text:p>
          </table:table-cell>
          <table:table-cell office:value-type="float" office:value="0.005541" calcext:value-type="float">
            <text:p>0,00554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-Kształtne</text:p>
          </table:table-cell>
          <table:table-cell office:value-type="float" office:value="0.049377" calcext:value-type="float">
            <text:p>0,049377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osowe</text:p>
          </table:table-cell>
          <table:table-cell office:value-type="float" office:value="0.077628" calcext:value-type="float">
            <text:p>0,077628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osnące</text:p>
          </table:table-cell>
          <table:table-cell office:value-type="float" office:value="0.083512" calcext:value-type="float">
            <text:p>0,083512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lejące</text:p>
          </table:table-cell>
          <table:table-cell office:value-type="float" office:value="0.074957" calcext:value-type="float">
            <text:p>0,074957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ałe</text:p>
          </table:table-cell>
          <table:table-cell office:value-type="float" office:value="0.008263" calcext:value-type="float">
            <text:p>0,008263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-Kształtne</text:p>
          </table:table-cell>
          <table:table-cell office:value-type="float" office:value="0.077242" calcext:value-type="float">
            <text:p>0,077242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osowe</text:p>
          </table:table-cell>
          <table:table-cell office:value-type="float" office:value="0.119094" calcext:value-type="float">
            <text:p>0,119094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osnące</text:p>
          </table:table-cell>
          <table:table-cell office:value-type="float" office:value="0.11157" calcext:value-type="float">
            <text:p>0,11157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lejące</text:p>
          </table:table-cell>
          <table:table-cell office:value-type="float" office:value="0.099855" calcext:value-type="float">
            <text:p>0,099855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ałe</text:p>
          </table:table-cell>
          <table:table-cell office:value-type="float" office:value="0.010946" calcext:value-type="float">
            <text:p>0,01094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-Kształtne</text:p>
          </table:table-cell>
          <table:table-cell office:value-type="float" office:value="0.133608" calcext:value-type="float">
            <text:p>0,133608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Losowe</text:p>
          </table:table-cell>
          <table:table-cell office:value-type="float" office:value="0.166649" calcext:value-type="float">
            <text:p>0,166649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osnące</text:p>
          </table:table-cell>
          <table:table-cell office:value-type="float" office:value="0.160177" calcext:value-type="float">
            <text:p>0,160177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lejące</text:p>
          </table:table-cell>
          <table:table-cell office:value-type="float" office:value="0.148361" calcext:value-type="float">
            <text:p>0,14836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tałe</text:p>
          </table:table-cell>
          <table:table-cell office:value-type="float" office:value="0.015726" calcext:value-type="float">
            <text:p>0,01572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-Kształtne</text:p>
          </table:table-cell>
          <table:table-cell office:value-type="float" office:value="0.177997" calcext:value-type="float">
            <text:p>0,177997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Losowe</text:p>
          </table:table-cell>
          <table:table-cell office:value-type="float" office:value="0.209732" calcext:value-type="float">
            <text:p>0,209732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osnące</text:p>
          </table:table-cell>
          <table:table-cell office:value-type="float" office:value="0.208492" calcext:value-type="float">
            <text:p>0,208492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lejące</text:p>
          </table:table-cell>
          <table:table-cell office:value-type="float" office:value="0.192571" calcext:value-type="float">
            <text:p>0,19257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tałe</text:p>
          </table:table-cell>
          <table:table-cell office:value-type="float" office:value="0.019046" calcext:value-type="float">
            <text:p>0,01904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-Kształtne</text:p>
          </table:table-cell>
          <table:table-cell office:value-type="float" office:value="0.197319" calcext:value-type="float">
            <text:p>0,197319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sowe</text:p>
          </table:table-cell>
          <table:table-cell office:value-type="float" office:value="0.309564" calcext:value-type="float">
            <text:p>0,309564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osnące</text:p>
          </table:table-cell>
          <table:table-cell office:value-type="float" office:value="0.33903" calcext:value-type="float">
            <text:p>0,33903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lejące</text:p>
          </table:table-cell>
          <table:table-cell office:value-type="float" office:value="0.280947" calcext:value-type="float">
            <text:p>0,280947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tałe</text:p>
          </table:table-cell>
          <table:table-cell office:value-type="float" office:value="0.027819" calcext:value-type="float">
            <text:p>0,027819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-Kształtne</text:p>
          </table:table-cell>
          <table:table-cell office:value-type="float" office:value="0.300064" calcext:value-type="float">
            <text:p>0,300064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owe</text:p>
          </table:table-cell>
          <table:table-cell office:value-type="float" office:value="0.000108" calcext:value-type="float">
            <text:p>0,000108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snące</text:p>
          </table:table-cell>
          <table:table-cell office:value-type="float" office:value="0.000262" calcext:value-type="float">
            <text:p>0,000262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jące</text:p>
          </table:table-cell>
          <table:table-cell office:value-type="float" office:value="0.000277" calcext:value-type="float">
            <text:p>0,000277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łe</text:p>
          </table:table-cell>
          <table:table-cell office:value-type="float" office:value="0.000108" calcext:value-type="float">
            <text:p>0,000108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Kształtne</text:p>
          </table:table-cell>
          <table:table-cell office:value-type="float" office:value="0.000118" calcext:value-type="float">
            <text:p>0,000118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sowe</text:p>
          </table:table-cell>
          <table:table-cell office:value-type="float" office:value="0.001446" calcext:value-type="float">
            <text:p>0,001446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osnące</text:p>
          </table:table-cell>
          <table:table-cell office:value-type="float" office:value="0.023858" calcext:value-type="float">
            <text:p>0,023858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jące</text:p>
          </table:table-cell>
          <table:table-cell office:value-type="float" office:value="0.025844" calcext:value-type="float">
            <text:p>0,025844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łe</text:p>
          </table:table-cell>
          <table:table-cell office:value-type="float" office:value="0.00151" calcext:value-type="float">
            <text:p>0,00151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-Kształtne</text:p>
          </table:table-cell>
          <table:table-cell office:value-type="float" office:value="0.002033" calcext:value-type="float">
            <text:p>0,002033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sowe</text:p>
          </table:table-cell>
          <table:table-cell office:value-type="float" office:value="0.002017" calcext:value-type="float">
            <text:p>0,002017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osnące</text:p>
          </table:table-cell>
          <table:table-cell office:value-type="float" office:value="0.208606" calcext:value-type="float">
            <text:p>0,208606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jące</text:p>
          </table:table-cell>
          <table:table-cell office:value-type="float" office:value="0.237636" calcext:value-type="float">
            <text:p>0,237636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ałe</text:p>
          </table:table-cell>
          <table:table-cell office:value-type="float" office:value="0.005016" calcext:value-type="float">
            <text:p>0,005016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-Kształtne</text:p>
          </table:table-cell>
          <table:table-cell office:value-type="float" office:value="0.00758" calcext:value-type="float">
            <text:p>0,00758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sowe</text:p>
          </table:table-cell>
          <table:table-cell office:value-type="float" office:value="0.008651" calcext:value-type="float">
            <text:p>0,008651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osnące</text:p>
          </table:table-cell>
          <table:table-cell office:value-type="float" office:value="0.605136" calcext:value-type="float">
            <text:p>0,605136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lejące</text:p>
          </table:table-cell>
          <table:table-cell office:value-type="float" office:value="0.635594" calcext:value-type="float">
            <text:p>0,635594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ałe</text:p>
          </table:table-cell>
          <table:table-cell office:value-type="float" office:value="0.00886" calcext:value-type="float">
            <text:p>0,00886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-Kształtne</text:p>
          </table:table-cell>
          <table:table-cell office:value-type="float" office:value="0.013813" calcext:value-type="float">
            <text:p>0,013813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sowe</text:p>
          </table:table-cell>
          <table:table-cell office:value-type="float" office:value="0.018802" calcext:value-type="float">
            <text:p>0,018802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osnące</text:p>
          </table:table-cell>
          <table:table-cell office:value-type="float" office:value="2.314374" calcext:value-type="float">
            <text:p>2,314374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lejące</text:p>
          </table:table-cell>
          <table:table-cell office:value-type="float" office:value="2.517795" calcext:value-type="float">
            <text:p>2,517795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łe</text:p>
          </table:table-cell>
          <table:table-cell office:value-type="float" office:value="0.01903" calcext:value-type="float">
            <text:p>0,01903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-Kształtne</text:p>
          </table:table-cell>
          <table:table-cell office:value-type="float" office:value="0.031687" calcext:value-type="float">
            <text:p>0,031687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osowe</text:p>
          </table:table-cell>
          <table:table-cell office:value-type="float" office:value="0.028902" calcext:value-type="float">
            <text:p>0,028902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osnące</text:p>
          </table:table-cell>
          <table:table-cell office:value-type="float" office:value="5.346462" calcext:value-type="float">
            <text:p>5,346462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lejące</text:p>
          </table:table-cell>
          <table:table-cell office:value-type="float" office:value="5.778699" calcext:value-type="float">
            <text:p>5,778699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ałe</text:p>
          </table:table-cell>
          <table:table-cell office:value-type="float" office:value="0.029552" calcext:value-type="float">
            <text:p>0,029552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-Kształtne</text:p>
          </table:table-cell>
          <table:table-cell office:value-type="float" office:value="0.051202" calcext:value-type="float">
            <text:p>0,051202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osowe</text:p>
          </table:table-cell>
          <table:table-cell office:value-type="float" office:value="0.039427" calcext:value-type="float">
            <text:p>0,039427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osnące</text:p>
          </table:table-cell>
          <table:table-cell office:value-type="float" office:value="9.541877" calcext:value-type="float">
            <text:p>9,541877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lejące</text:p>
          </table:table-cell>
          <table:table-cell office:value-type="float" office:value="10.315877" calcext:value-type="float">
            <text:p>10,315877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ałe</text:p>
          </table:table-cell>
          <table:table-cell office:value-type="float" office:value="0.039453" calcext:value-type="float">
            <text:p>0,039453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-Kształtne</text:p>
          </table:table-cell>
          <table:table-cell office:value-type="float" office:value="0.071231" calcext:value-type="float">
            <text:p>0,071231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Losowe</text:p>
          </table:table-cell>
          <table:table-cell office:value-type="float" office:value="0.05623" calcext:value-type="float">
            <text:p>0,05623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osnące</text:p>
          </table:table-cell>
          <table:table-cell office:value-type="float" office:value="18.032788" calcext:value-type="float">
            <text:p>18,032788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lejące</text:p>
          </table:table-cell>
          <table:table-cell office:value-type="float" office:value="19.784928" calcext:value-type="float">
            <text:p>19,784928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tałe</text:p>
          </table:table-cell>
          <table:table-cell office:value-type="float" office:value="0.056416" calcext:value-type="float">
            <text:p>0,056416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-Kształtne</text:p>
          </table:table-cell>
          <table:table-cell office:value-type="float" office:value="0.106643" calcext:value-type="float">
            <text:p>0,106643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Losowe</text:p>
          </table:table-cell>
          <table:table-cell office:value-type="float" office:value="0.075138" calcext:value-type="float">
            <text:p>0,075138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osnące</text:p>
          </table:table-cell>
          <table:table-cell office:value-type="float" office:value="28.675999" calcext:value-type="float">
            <text:p>28,675999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lejące</text:p>
          </table:table-cell>
          <table:table-cell office:value-type="float" office:value="31.419584" calcext:value-type="float">
            <text:p>31,419584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tałe</text:p>
          </table:table-cell>
          <table:table-cell office:value-type="float" office:value="0.073179" calcext:value-type="float">
            <text:p>0,073179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-Kształtne</text:p>
          </table:table-cell>
          <table:table-cell office:value-type="float" office:value="0.138044" calcext:value-type="float">
            <text:p>0,138044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sowe</text:p>
          </table:table-cell>
          <table:table-cell office:value-type="float" office:value="0.108099" calcext:value-type="float">
            <text:p>0,108099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osnące</text:p>
          </table:table-cell>
          <table:table-cell office:value-type="float" office:value="60.96847" calcext:value-type="float">
            <text:p>60,96847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lejące</text:p>
          </table:table-cell>
          <table:table-cell office:value-type="float" office:value="64.361845" calcext:value-type="float">
            <text:p>64,361845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tałe</text:p>
          </table:table-cell>
          <table:table-cell office:value-type="float" office:value="0.108843" calcext:value-type="float">
            <text:p>0,108843</text:p>
          </table:table-cell>
        </table:table-row>
        <table:table-row table:style-name="ro1">
          <table:table-cell office:value-type="string" calcext:value-type="string">
            <text:p>Quick Sort Lef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-Kształtne</text:p>
          </table:table-cell>
          <table:table-cell office:value-type="float" office:value="0.227328" calcext:value-type="float">
            <text:p>0,22732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owe</text:p>
          </table:table-cell>
          <table:table-cell office:value-type="float" office:value="0.000208" calcext:value-type="float">
            <text:p>0,00020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snące</text:p>
          </table:table-cell>
          <table:table-cell office:value-type="float" office:value="0.000214" calcext:value-type="float">
            <text:p>0,000214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jące</text:p>
          </table:table-cell>
          <table:table-cell office:value-type="float" office:value="0.000221" calcext:value-type="float">
            <text:p>0,000221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łe</text:p>
          </table:table-cell>
          <table:table-cell office:value-type="float" office:value="0.000207" calcext:value-type="float">
            <text:p>0,000207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Kształtne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sowe</text:p>
          </table:table-cell>
          <table:table-cell office:value-type="float" office:value="0.002406" calcext:value-type="float">
            <text:p>0,002406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osnące</text:p>
          </table:table-cell>
          <table:table-cell office:value-type="float" office:value="0.002398" calcext:value-type="float">
            <text:p>0,00239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jące</text:p>
          </table:table-cell>
          <table:table-cell office:value-type="float" office:value="0.002493" calcext:value-type="float">
            <text:p>0,00249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łe</text:p>
          </table:table-cell>
          <table:table-cell office:value-type="float" office:value="0.002247" calcext:value-type="float">
            <text:p>0,002247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-Kształtne</text:p>
          </table:table-cell>
          <table:table-cell office:value-type="float" office:value="0.002484" calcext:value-type="float">
            <text:p>0,002484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sowe</text:p>
          </table:table-cell>
          <table:table-cell office:value-type="float" office:value="0.007773" calcext:value-type="float">
            <text:p>0,00777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osnące</text:p>
          </table:table-cell>
          <table:table-cell office:value-type="float" office:value="0.007731" calcext:value-type="float">
            <text:p>0,007731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jące</text:p>
          </table:table-cell>
          <table:table-cell office:value-type="float" office:value="0.007653" calcext:value-type="float">
            <text:p>0,00765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ałe</text:p>
          </table:table-cell>
          <table:table-cell office:value-type="float" office:value="0.007149" calcext:value-type="float">
            <text:p>0,007149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-Kształtne</text:p>
          </table:table-cell>
          <table:table-cell office:value-type="float" office:value="0.007854" calcext:value-type="float">
            <text:p>0,007854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sowe</text:p>
          </table:table-cell>
          <table:table-cell office:value-type="float" office:value="0.013008" calcext:value-type="float">
            <text:p>0,01300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osnące</text:p>
          </table:table-cell>
          <table:table-cell office:value-type="float" office:value="0.013073" calcext:value-type="float">
            <text:p>0,01307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lejące</text:p>
          </table:table-cell>
          <table:table-cell office:value-type="float" office:value="0.012966" calcext:value-type="float">
            <text:p>0,012966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ałe</text:p>
          </table:table-cell>
          <table:table-cell office:value-type="float" office:value="0.012435" calcext:value-type="float">
            <text:p>0,012435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-Kształtne</text:p>
          </table:table-cell>
          <table:table-cell office:value-type="float" office:value="0.013364" calcext:value-type="float">
            <text:p>0,013364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sowe</text:p>
          </table:table-cell>
          <table:table-cell office:value-type="float" office:value="0.028362" calcext:value-type="float">
            <text:p>0,028362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osnące</text:p>
          </table:table-cell>
          <table:table-cell office:value-type="float" office:value="0.026842" calcext:value-type="float">
            <text:p>0,026842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lejące</text:p>
          </table:table-cell>
          <table:table-cell office:value-type="float" office:value="0.02657" calcext:value-type="float">
            <text:p>0,02657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łe</text:p>
          </table:table-cell>
          <table:table-cell office:value-type="float" office:value="0.025785" calcext:value-type="float">
            <text:p>0,025785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-Kształtne</text:p>
          </table:table-cell>
          <table:table-cell office:value-type="float" office:value="0.027236" calcext:value-type="float">
            <text:p>0,027236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osowe</text:p>
          </table:table-cell>
          <table:table-cell office:value-type="float" office:value="0.041769" calcext:value-type="float">
            <text:p>0,041769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osnące</text:p>
          </table:table-cell>
          <table:table-cell office:value-type="float" office:value="0.040903" calcext:value-type="float">
            <text:p>0,04090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lejące</text:p>
          </table:table-cell>
          <table:table-cell office:value-type="float" office:value="0.041295" calcext:value-type="float">
            <text:p>0,041295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ałe</text:p>
          </table:table-cell>
          <table:table-cell office:value-type="float" office:value="0.039764" calcext:value-type="float">
            <text:p>0,039764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-Kształtne</text:p>
          </table:table-cell>
          <table:table-cell office:value-type="float" office:value="0.044926" calcext:value-type="float">
            <text:p>0,044926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osowe</text:p>
          </table:table-cell>
          <table:table-cell office:value-type="float" office:value="0.056403" calcext:value-type="float">
            <text:p>0,05640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osnące</text:p>
          </table:table-cell>
          <table:table-cell office:value-type="float" office:value="0.057526" calcext:value-type="float">
            <text:p>0,057526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lejące</text:p>
          </table:table-cell>
          <table:table-cell office:value-type="float" office:value="0.056996" calcext:value-type="float">
            <text:p>0,056996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ałe</text:p>
          </table:table-cell>
          <table:table-cell office:value-type="float" office:value="0.054208" calcext:value-type="float">
            <text:p>0,05420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-Kształtne</text:p>
          </table:table-cell>
          <table:table-cell office:value-type="float" office:value="0.057545" calcext:value-type="float">
            <text:p>0,057545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Losowe</text:p>
          </table:table-cell>
          <table:table-cell office:value-type="float" office:value="0.094433" calcext:value-type="float">
            <text:p>0,09443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osnące</text:p>
          </table:table-cell>
          <table:table-cell office:value-type="float" office:value="0.081135" calcext:value-type="float">
            <text:p>0,081135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lejące</text:p>
          </table:table-cell>
          <table:table-cell office:value-type="float" office:value="0.08148" calcext:value-type="float">
            <text:p>0,0814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tałe</text:p>
          </table:table-cell>
          <table:table-cell office:value-type="float" office:value="0.0773" calcext:value-type="float">
            <text:p>0,077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-Kształtne</text:p>
          </table:table-cell>
          <table:table-cell office:value-type="float" office:value="0.082029" calcext:value-type="float">
            <text:p>0,082029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Losowe</text:p>
          </table:table-cell>
          <table:table-cell office:value-type="float" office:value="0.108157" calcext:value-type="float">
            <text:p>0,108157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osnące</text:p>
          </table:table-cell>
          <table:table-cell office:value-type="float" office:value="0.101568" calcext:value-type="float">
            <text:p>0,10156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lejące</text:p>
          </table:table-cell>
          <table:table-cell office:value-type="float" office:value="0.10443" calcext:value-type="float">
            <text:p>0,10443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tałe</text:p>
          </table:table-cell>
          <table:table-cell office:value-type="float" office:value="0.09901" calcext:value-type="float">
            <text:p>0,09901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-Kształtne</text:p>
          </table:table-cell>
          <table:table-cell office:value-type="float" office:value="0.106881" calcext:value-type="float">
            <text:p>0,106881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sowe</text:p>
          </table:table-cell>
          <table:table-cell office:value-type="float" office:value="0.161194" calcext:value-type="float">
            <text:p>0,161194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osnące</text:p>
          </table:table-cell>
          <table:table-cell office:value-type="float" office:value="0.145418" calcext:value-type="float">
            <text:p>0,14541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lejące</text:p>
          </table:table-cell>
          <table:table-cell office:value-type="float" office:value="0.149692" calcext:value-type="float">
            <text:p>0,149692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tałe</text:p>
          </table:table-cell>
          <table:table-cell office:value-type="float" office:value="0.147368" calcext:value-type="float">
            <text:p>0,147368</text:p>
          </table:table-cell>
        </table:table-row>
        <table:table-row table:style-name="ro1">
          <table:table-cell office:value-type="string" calcext:value-type="string">
            <text:p>Quick Sort Ran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-Kształtne</text:p>
          </table:table-cell>
          <table:table-cell office:value-type="float" office:value="0.155285" calcext:value-type="float">
            <text:p>0,155285</text:p>
          </table:table-cell>
        </table:table-row>
      </table:table>
      <table:table table:name="porownanie algorytmow" table:style-name="ta1">
        <table:shapes>
          <draw:frame draw:z-index="0" draw:style-name="gr1" draw:text-style-name="P1" svg:width="68.361cm" svg:height="38.701cm" svg:x="20.168cm" svg:y="0.584cm">
            <draw:object draw:notify-on-update-of-ranges="PT@categories PT@label 0 PT@data 0 PT@label 1 PT@data 1 PT@label 2 PT@data 2 PT@label 3 PT@data 3 PT@label 4 PT@data 4 PT@label 5 PT@data 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6"/>
        <table:table-column table:style-name="co5" table:number-columns-repeated="6" table:default-cell-style-name="Default"/>
        <table:table-row table:style-name="ro1">
          <table:table-cell table:style-name="Pivot_20_Table_20_Field" office:value-type="string" calcext:value-type="string">
            <text:p>Typ</text:p>
          </table:table-cell>
          <table:table-cell office:value-type="string" calcext:value-type="string">
            <text:p>- wszystko -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Suma - Czas</text:p>
          </table:table-cell>
          <table:table-cell table:style-name="ce7" office:value-type="string" calcext:value-type="string">
            <text:p>Algorytm</text:p>
          </table:table-cell>
          <table:table-cell table:style-name="ce13" table:number-columns-repeated="5"/>
          <table:table-cell table:style-name="ce2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Heap Sort</text:p>
          </table:table-cell>
          <table:table-cell table:style-name="ce14" office:value-type="string" calcext:value-type="string">
            <text:p>Insertion Sort</text:p>
          </table:table-cell>
          <table:table-cell table:style-name="ce14" office:value-type="string" calcext:value-type="string">
            <text:p>Quick Sort Left</text:p>
          </table:table-cell>
          <table:table-cell table:style-name="ce14" office:value-type="string" calcext:value-type="string">
            <text:p>Quick Sort Rand</text:p>
          </table:table-cell>
          <table:table-cell table:style-name="ce14" office:value-type="string" calcext:value-type="string">
            <text:p>Selection Sort</text:p>
          </table:table-cell>
          <table:table-cell table:style-name="ce14" office:value-type="string" calcext:value-type="string">
            <text:p>Shell Sort</text:p>
          </table:table-cell>
          <table:table-cell table:style-name="ce23" office:value-type="string" calcext:value-type="string">
            <text:p>Razem Wynik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0.000989" calcext:value-type="float">
            <text:p>0,000989</text:p>
          </table:table-cell>
          <table:table-cell table:style-name="ce15" office:value-type="float" office:value="0.001376" calcext:value-type="float">
            <text:p>0,001376</text:p>
          </table:table-cell>
          <table:table-cell table:style-name="ce15" office:value-type="float" office:value="0.000873" calcext:value-type="float">
            <text:p>0,000873</text:p>
          </table:table-cell>
          <table:table-cell table:style-name="ce15" office:value-type="float" office:value="0.00106" calcext:value-type="float">
            <text:p>0,00106</text:p>
          </table:table-cell>
          <table:table-cell table:style-name="ce15" office:value-type="float" office:value="0.001411" calcext:value-type="float">
            <text:p>0,001411</text:p>
          </table:table-cell>
          <table:table-cell table:style-name="ce18" office:value-type="float" office:value="0.000303" calcext:value-type="float">
            <text:p>0,000303</text:p>
          </table:table-cell>
          <table:table-cell table:style-name="ce24" office:value-type="float" office:value="0.006012" calcext:value-type="float">
            <text:p>0,0060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0.015023" calcext:value-type="float">
            <text:p>0,015023</text:p>
          </table:table-cell>
          <table:table-cell table:style-name="Pivot_20_Table_20_Value" office:value-type="float" office:value="0.124136" calcext:value-type="float">
            <text:p>0,124136</text:p>
          </table:table-cell>
          <table:table-cell table:style-name="Pivot_20_Table_20_Value" office:value-type="float" office:value="0.054691" calcext:value-type="float">
            <text:p>0,054691</text:p>
          </table:table-cell>
          <table:table-cell table:style-name="Pivot_20_Table_20_Value" office:value-type="float" office:value="0.012028" calcext:value-type="float">
            <text:p>0,012028</text:p>
          </table:table-cell>
          <table:table-cell table:style-name="Pivot_20_Table_20_Value" office:value-type="float" office:value="0.130457" calcext:value-type="float">
            <text:p>0,130457</text:p>
          </table:table-cell>
          <table:table-cell table:style-name="ce19" office:value-type="float" office:value="0.005898" calcext:value-type="float">
            <text:p>0,005898</text:p>
          </table:table-cell>
          <table:table-cell table:style-name="ce25" office:value-type="float" office:value="0.342233" calcext:value-type="float">
            <text:p>0,3422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11" office:value-type="float" office:value="0.052271" calcext:value-type="float">
            <text:p>0,052271</text:p>
          </table:table-cell>
          <table:table-cell table:style-name="ce16" office:value-type="float" office:value="1.069088" calcext:value-type="float">
            <text:p>1,069088</text:p>
          </table:table-cell>
          <table:table-cell table:style-name="ce16" office:value-type="float" office:value="0.460855" calcext:value-type="float">
            <text:p>0,460855</text:p>
          </table:table-cell>
          <table:table-cell table:style-name="ce16" office:value-type="float" office:value="0.03816" calcext:value-type="float">
            <text:p>0,03816</text:p>
          </table:table-cell>
          <table:table-cell table:style-name="ce16" office:value-type="float" office:value="1.181483" calcext:value-type="float">
            <text:p>1,181483</text:p>
          </table:table-cell>
          <table:table-cell table:style-name="ce20" office:value-type="float" office:value="0.020368" calcext:value-type="float">
            <text:p>0,020368</text:p>
          </table:table-cell>
          <table:table-cell table:style-name="ce26" office:value-type="float" office:value="2.822225" calcext:value-type="float">
            <text:p>2,822225</text:p>
          </table:table-cell>
        </table:table-row>
        <table:table-row table:style-name="ro1">
          <table:table-cell table:style-name="ce5" office:value-type="string" calcext:value-type="string">
            <text:p>Razem Wynik</text:p>
          </table:table-cell>
          <table:table-cell table:style-name="ce12" office:value-type="float" office:value="0.068283" calcext:value-type="float">
            <text:p>0,068283</text:p>
          </table:table-cell>
          <table:table-cell table:style-name="ce17" office:value-type="float" office:value="1.1946" calcext:value-type="float">
            <text:p>1,1946</text:p>
          </table:table-cell>
          <table:table-cell table:style-name="ce17" office:value-type="float" office:value="0.516419" calcext:value-type="float">
            <text:p>0,516419</text:p>
          </table:table-cell>
          <table:table-cell table:style-name="ce17" office:value-type="float" office:value="0.051248" calcext:value-type="float">
            <text:p>0,051248</text:p>
          </table:table-cell>
          <table:table-cell table:style-name="ce17" office:value-type="float" office:value="1.313351" calcext:value-type="float">
            <text:p>1,313351</text:p>
          </table:table-cell>
          <table:table-cell table:style-name="ce21" office:value-type="float" office:value="0.026569" calcext:value-type="float">
            <text:p>0,026569</text:p>
          </table:table-cell>
          <table:table-cell table:style-name="ce27" office:value-type="float" office:value="3.17047" calcext:value-type="float">
            <text:p>3,17047</text:p>
          </table:table-cell>
        </table:table-row>
      </table:table>
      <table:table table:name="typy danych" table:style-name="ta1">
        <table:shapes>
          <draw:frame draw:z-index="0" draw:style-name="gr1" draw:text-style-name="P1" svg:width="67.833cm" svg:height="38.466cm" svg:x="16.506cm" svg:y="1.176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10"/>
        <table:table-column table:style-name="co5" table:number-columns-repeated="3" table:default-cell-style-name="Pivot_20_Table_20_Value"/>
        <table:table-column table:style-name="co5" table:default-cell-style-name="ce19"/>
        <table:table-column table:style-name="co5" table:default-cell-style-name="ce25"/>
        <table:table-row table:style-name="ro1">
          <table:table-cell table:style-name="Pivot_20_Table_20_Field" office:value-type="string" calcext:value-type="string">
            <text:p>Algorytm</text:p>
          </table:table-cell>
          <table:table-cell table:style-name="ce6" office:value-type="string" calcext:value-type="string">
            <text:p>Insertion Sort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Suma - Czas</text:p>
          </table:table-cell>
          <table:table-cell table:style-name="ce7" office:value-type="string" calcext:value-type="string">
            <text:p>Typ</text:p>
          </table:table-cell>
          <table:table-cell table:style-name="ce13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A-Kształtne</text:p>
          </table:table-cell>
          <table:table-cell table:style-name="ce14" office:value-type="string" calcext:value-type="string">
            <text:p>Losowe</text:p>
          </table:table-cell>
          <table:table-cell table:style-name="ce14" office:value-type="string" calcext:value-type="string">
            <text:p>Malejące</text:p>
          </table:table-cell>
          <table:table-cell table:style-name="ce14" office:value-type="string" calcext:value-type="string">
            <text:p>Rosnące</text:p>
          </table:table-cell>
          <table:table-cell table:style-name="ce14" office:value-type="string" calcext:value-type="string">
            <text:p>Stałe</text:p>
          </table:table-cell>
          <table:table-cell table:style-name="ce23" office:value-type="string" calcext:value-type="string">
            <text:p>Razem Wynik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0.000345" calcext:value-type="float">
            <text:p>0,000345</text:p>
          </table:table-cell>
          <table:table-cell table:style-name="ce15" office:value-type="float" office:value="0.000324" calcext:value-type="float">
            <text:p>0,000324</text:p>
          </table:table-cell>
          <table:table-cell table:style-name="ce15" office:value-type="float" office:value="0.00068" calcext:value-type="float">
            <text:p>0,00068</text:p>
          </table:table-cell>
          <table:table-cell table:style-name="ce15" office:value-type="float" office:value="0.000014" calcext:value-type="float">
            <text:p>0,000014</text:p>
          </table:table-cell>
          <table:table-cell table:style-name="ce18" office:value-type="float" office:value="0.000013" calcext:value-type="float">
            <text:p>0,000013</text:p>
          </table:table-cell>
          <table:table-cell table:style-name="ce24" office:value-type="float" office:value="0.001376" calcext:value-type="float">
            <text:p>0,0013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0924" calcext:value-type="float">
            <text:p>0,030924</text:p>
          </table:table-cell>
          <table:table-cell office:value-type="float" office:value="0.029203" calcext:value-type="float">
            <text:p>0,029203</text:p>
          </table:table-cell>
          <table:table-cell office:value-type="float" office:value="0.063741" calcext:value-type="float">
            <text:p>0,06374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124136" calcext:value-type="float">
            <text:p>0,1241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68306" calcext:value-type="float">
            <text:p>0,268306</text:p>
          </table:table-cell>
          <table:table-cell office:value-type="float" office:value="0.259913" calcext:value-type="float">
            <text:p>0,259913</text:p>
          </table:table-cell>
          <table:table-cell office:value-type="float" office:value="0.540046" calcext:value-type="float">
            <text:p>0,540046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1.069088" calcext:value-type="float">
            <text:p>1,0690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741034" calcext:value-type="float">
            <text:p>0,741034</text:p>
          </table:table-cell>
          <table:table-cell office:value-type="float" office:value="0.723955" calcext:value-type="float">
            <text:p>0,723955</text:p>
          </table:table-cell>
          <table:table-cell office:value-type="float" office:value="1.560367" calcext:value-type="float">
            <text:p>1,560367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3.026766" calcext:value-type="float">
            <text:p>3,0267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974542" calcext:value-type="float">
            <text:p>2,974542</text:p>
          </table:table-cell>
          <table:table-cell office:value-type="float" office:value="2.931823" calcext:value-type="float">
            <text:p>2,931823</text:p>
          </table:table-cell>
          <table:table-cell office:value-type="float" office:value="6.022017" calcext:value-type="float">
            <text:p>6,022017</text:p>
          </table:table-cell>
          <table:table-cell office:value-type="float" office:value="0.001434" calcext:value-type="float">
            <text:p>0,001434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11.931193" calcext:value-type="float">
            <text:p>11,93119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.672247" calcext:value-type="float">
            <text:p>6,672247</text:p>
          </table:table-cell>
          <table:table-cell office:value-type="float" office:value="6.592561" calcext:value-type="float">
            <text:p>6,592561</text:p>
          </table:table-cell>
          <table:table-cell office:value-type="float" office:value="13.212521" calcext:value-type="float">
            <text:p>13,212521</text:p>
          </table:table-cell>
          <table:table-cell office:value-type="float" office:value="0.002123" calcext:value-type="float">
            <text:p>0,002123</text:p>
          </table:table-cell>
          <table:table-cell office:value-type="float" office:value="0.002079" calcext:value-type="float">
            <text:p>0,002079</text:p>
          </table:table-cell>
          <table:table-cell office:value-type="float" office:value="26.481531" calcext:value-type="float">
            <text:p>26,48153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.777159" calcext:value-type="float">
            <text:p>11,777159</text:p>
          </table:table-cell>
          <table:table-cell office:value-type="float" office:value="11.908518" calcext:value-type="float">
            <text:p>11,908518</text:p>
          </table:table-cell>
          <table:table-cell office:value-type="float" office:value="23.817383" calcext:value-type="float">
            <text:p>23,817383</text:p>
          </table:table-cell>
          <table:table-cell office:value-type="float" office:value="0.002852" calcext:value-type="float">
            <text:p>0,002852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47.508728" calcext:value-type="float">
            <text:p>47,508728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1.859749" calcext:value-type="float">
            <text:p>21,859749</text:p>
          </table:table-cell>
          <table:table-cell office:value-type="float" office:value="22.678041" calcext:value-type="float">
            <text:p>22,678041</text:p>
          </table:table-cell>
          <table:table-cell office:value-type="float" office:value="44.362512" calcext:value-type="float">
            <text:p>44,362512</text:p>
          </table:table-cell>
          <table:table-cell office:value-type="float" office:value="0.003947" calcext:value-type="float">
            <text:p>0,003947</text:p>
          </table:table-cell>
          <table:table-cell office:value-type="float" office:value="0.003782" calcext:value-type="float">
            <text:p>0,003782</text:p>
          </table:table-cell>
          <table:table-cell office:value-type="float" office:value="88.908031" calcext:value-type="float">
            <text:p>88,90803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6.18067" calcext:value-type="float">
            <text:p>36,18067</text:p>
          </table:table-cell>
          <table:table-cell office:value-type="float" office:value="37.116228" calcext:value-type="float">
            <text:p>37,116228</text:p>
          </table:table-cell>
          <table:table-cell office:value-type="float" office:value="72.912882" calcext:value-type="float">
            <text:p>72,912882</text:p>
          </table:table-cell>
          <table:table-cell office:value-type="float" office:value="0.005535" calcext:value-type="float">
            <text:p>0,005535</text:p>
          </table:table-cell>
          <table:table-cell office:value-type="float" office:value="0.004922" calcext:value-type="float">
            <text:p>0,004922</text:p>
          </table:table-cell>
          <table:table-cell office:value-type="float" office:value="146.220237" calcext:value-type="float">
            <text:p>146,2202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1" office:value-type="float" office:value="73.860317" calcext:value-type="float">
            <text:p>73,860317</text:p>
          </table:table-cell>
          <table:table-cell table:style-name="ce16" office:value-type="float" office:value="85.957348" calcext:value-type="float">
            <text:p>85,957348</text:p>
          </table:table-cell>
          <table:table-cell table:style-name="ce16" office:value-type="float" office:value="148.489443" calcext:value-type="float">
            <text:p>148,489443</text:p>
          </table:table-cell>
          <table:table-cell table:style-name="ce16" office:value-type="float" office:value="0.007161" calcext:value-type="float">
            <text:p>0,007161</text:p>
          </table:table-cell>
          <table:table-cell table:style-name="ce20" office:value-type="float" office:value="0.006862" calcext:value-type="float">
            <text:p>0,006862</text:p>
          </table:table-cell>
          <table:table-cell table:style-name="ce26" office:value-type="float" office:value="308.321131" calcext:value-type="float">
            <text:p>308,321131</text:p>
          </table:table-cell>
        </table:table-row>
        <table:table-row table:style-name="ro1">
          <table:table-cell table:style-name="ce5" office:value-type="string" calcext:value-type="string">
            <text:p>Razem Wynik</text:p>
          </table:table-cell>
          <table:table-cell table:style-name="ce12" office:value-type="float" office:value="154.365293" calcext:value-type="float">
            <text:p>154,365293</text:p>
          </table:table-cell>
          <table:table-cell table:style-name="ce17" office:value-type="float" office:value="168.197914" calcext:value-type="float">
            <text:p>168,197914</text:p>
          </table:table-cell>
          <table:table-cell table:style-name="ce17" office:value-type="float" office:value="310.981592" calcext:value-type="float">
            <text:p>310,981592</text:p>
          </table:table-cell>
          <table:table-cell table:style-name="ce17" office:value-type="float" office:value="0.024319" calcext:value-type="float">
            <text:p>0,024319</text:p>
          </table:table-cell>
          <table:table-cell table:style-name="ce21" office:value-type="float" office:value="0.023099" calcext:value-type="float">
            <text:p>0,023099</text:p>
          </table:table-cell>
          <table:table-cell table:style-name="ce27" office:value-type="float" office:value="633.592217" calcext:value-type="float">
            <text:p>633,592217</text:p>
          </table:table-cell>
        </table:table-row>
      </table:table>
      <table:named-expressions/>
      <table:database-ranges>
        <table:database-range table:name="__Anonymous_Sheet_DB__0" table:target-range-address="'wykresy dane'.A1:'wykresy dane'.D301"/>
      </table:database-ranges>
      <table:data-pilot-tables>
        <table:data-pilot-table table:name="DataPilot1" table:application-data="" table:target-range-address="'typy danych'.A1:'typy danych'.G15" table:buttons="'typy danych'.A1 'typy danych'.A4 'typy danych'.B3" table:show-filter-button="false" table:drill-down-on-double-click="false">
          <table:source-cell-range table:cell-range-address="'wykresy dane'.A1:'wykresy dane'.D301"/>
          <table:data-pilot-field table:source-field-name="Algorytm" table:orientation="page" table:used-hierarchy="0" table:function="auto" loext:ignore-selected-page="true" table:selected-page="Insertion Sort">
            <table:data-pilot-level table:show-empty="false" calcext:repeat-item-labels="false">
              <table:data-pilot-members>
                <table:data-pilot-member table:name="Heap Sort" table:display="false" table:show-details="true"/>
                <table:data-pilot-member table:name="Insertion Sort" table:display="true" table:show-details="true"/>
                <table:data-pilot-member table:name="Quick Sort Left" table:display="false" table:show-details="true"/>
                <table:data-pilot-member table:name="Quick Sort Rand" table:display="false" table:show-details="true"/>
                <table:data-pilot-member table:name="Selection Sort" table:display="false" table:show-details="true"/>
                <table:data-pilot-member table:name="Shell So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" table:orientation="column" table:used-hierarchy="0" table:function="auto">
            <table:data-pilot-level table:show-empty="false" calcext:repeat-item-labels="false">
              <table:data-pilot-members>
                <table:data-pilot-member table:name="A-Kształtne" table:display="true" table:show-details="true"/>
                <table:data-pilot-member table:name="Losowe" table:display="true" table:show-details="true"/>
                <table:data-pilot-member table:name="Malejące" table:display="true" table:show-details="true"/>
                <table:data-pilot-member table:name="Rosnące" table:display="true" table:show-details="true"/>
                <table:data-pilot-member table:name="Stał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30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5000" table:display="true" table:show-details="true"/>
                <table:data-pilot-member table:name="20000" table:display="true" table:show-details="true"/>
                <table:data-pilot-member table:name="27500" table:display="true" table:show-details="true"/>
                <table:data-pilot-member table:name="35000" table:display="true" table:show-details="true"/>
                <table:data-pilot-member table:name="5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zas" table:orientation="data" table:used-hierarchy="0" table:function="sum">
            <table:data-pilot-level table:show-empty="false" calcext:repeat-item-labels="false">
              <table:data-pilot-members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36" table:display="true" table:show-details="true"/>
                <table:data-pilot-member table:name="0,000037" table:display="true" table:show-details="true"/>
                <table:data-pilot-member table:name="0,000056" table:display="true" table:show-details="true"/>
                <table:data-pilot-member table:name="0,000065" table:display="true" table:show-details="true"/>
                <table:data-pilot-member table:name="0,000073" table:display="true" table:show-details="true"/>
                <table:data-pilot-member table:name="0,000092" table:display="true" table:show-details="true"/>
                <table:data-pilot-member table:name="0,000108" table:display="true" table:show-details="true"/>
                <table:data-pilot-member table:name="0,000118" table:display="true" table:show-details="true"/>
                <table:data-pilot-member table:name="0,000132" table:display="true" table:show-details="true"/>
                <table:data-pilot-member table:name="0,000136" table:display="true" table:show-details="true"/>
                <table:data-pilot-member table:name="0,000207" table:display="true" table:show-details="true"/>
                <table:data-pilot-member table:name="0,000208" table:display="true" table:show-details="true"/>
                <table:data-pilot-member table:name="0,00021" table:display="true" table:show-details="true"/>
                <table:data-pilot-member table:name="0,000214" table:display="true" table:show-details="true"/>
                <table:data-pilot-member table:name="0,000221" table:display="true" table:show-details="true"/>
                <table:data-pilot-member table:name="0,000223" table:display="true" table:show-details="true"/>
                <table:data-pilot-member table:name="0,000231" table:display="true" table:show-details="true"/>
                <table:data-pilot-member table:name="0,000238" table:display="true" table:show-details="true"/>
                <table:data-pilot-member table:name="0,00024" table:display="true" table:show-details="true"/>
                <table:data-pilot-member table:name="0,000255" table:display="true" table:show-details="true"/>
                <table:data-pilot-member table:name="0,000256" table:display="true" table:show-details="true"/>
                <table:data-pilot-member table:name="0,000262" table:display="true" table:show-details="true"/>
                <table:data-pilot-member table:name="0,000277" table:display="true" table:show-details="true"/>
                <table:data-pilot-member table:name="0,000324" table:display="true" table:show-details="true"/>
                <table:data-pilot-member table:name="0,000329" table:display="true" table:show-details="true"/>
                <table:data-pilot-member table:name="0,000345" table:display="true" table:show-details="true"/>
                <table:data-pilot-member table:name="0,000364" table:display="true" table:show-details="true"/>
                <table:data-pilot-member table:name="0,000404" table:display="true" table:show-details="true"/>
                <table:data-pilot-member table:name="0,000419" table:display="true" table:show-details="true"/>
                <table:data-pilot-member table:name="0,000426" table:display="true" table:show-details="true"/>
                <table:data-pilot-member table:name="0,000539" table:display="true" table:show-details="true"/>
                <table:data-pilot-member table:name="0,000649" table:display="true" table:show-details="true"/>
                <table:data-pilot-member table:name="0,000672" table:display="true" table:show-details="true"/>
                <table:data-pilot-member table:name="0,00068" table:display="true" table:show-details="true"/>
                <table:data-pilot-member table:name="0,000698" table:display="true" table:show-details="true"/>
                <table:data-pilot-member table:name="0,000712" table:display="true" table:show-details="true"/>
                <table:data-pilot-member table:name="0,001256" table:display="true" table:show-details="true"/>
                <table:data-pilot-member table:name="0,001284" table:display="true" table:show-details="true"/>
                <table:data-pilot-member table:name="0,001377" table:display="true" table:show-details="true"/>
                <table:data-pilot-member table:name="0,001434" table:display="true" table:show-details="true"/>
                <table:data-pilot-member table:name="0,001446" table:display="true" table:show-details="true"/>
                <table:data-pilot-member table:name="0,00151" table:display="true" table:show-details="true"/>
                <table:data-pilot-member table:name="0,001653" table:display="true" table:show-details="true"/>
                <table:data-pilot-member table:name="0,002017" table:display="true" table:show-details="true"/>
                <table:data-pilot-member table:name="0,002033" table:display="true" table:show-details="true"/>
                <table:data-pilot-member table:name="0,002037" table:display="true" table:show-details="true"/>
                <table:data-pilot-member table:name="0,002079" table:display="true" table:show-details="true"/>
                <table:data-pilot-member table:name="0,002123" table:display="true" table:show-details="true"/>
                <table:data-pilot-member table:name="0,002247" table:display="true" table:show-details="true"/>
                <table:data-pilot-member table:name="0,002398" table:display="true" table:show-details="true"/>
                <table:data-pilot-member table:name="0,002406" table:display="true" table:show-details="true"/>
                <table:data-pilot-member table:name="0,002466" table:display="true" table:show-details="true"/>
                <table:data-pilot-member table:name="0,002484" table:display="true" table:show-details="true"/>
                <table:data-pilot-member table:name="0,002493" table:display="true" table:show-details="true"/>
                <table:data-pilot-member table:name="0,002735" table:display="true" table:show-details="true"/>
                <table:data-pilot-member table:name="0,002816" table:display="true" table:show-details="true"/>
                <table:data-pilot-member table:name="0,002852" table:display="true" table:show-details="true"/>
                <table:data-pilot-member table:name="0,003285" table:display="true" table:show-details="true"/>
                <table:data-pilot-member table:name="0,003636" table:display="true" table:show-details="true"/>
                <table:data-pilot-member table:name="0,003712" table:display="true" table:show-details="true"/>
                <table:data-pilot-member table:name="0,003782" table:display="true" table:show-details="true"/>
                <table:data-pilot-member table:name="0,003851" table:display="true" table:show-details="true"/>
                <table:data-pilot-member table:name="0,003947" table:display="true" table:show-details="true"/>
                <table:data-pilot-member table:name="0,004735" table:display="true" table:show-details="true"/>
                <table:data-pilot-member table:name="0,004806" table:display="true" table:show-details="true"/>
                <table:data-pilot-member table:name="0,004922" table:display="true" table:show-details="true"/>
                <table:data-pilot-member table:name="0,00495" table:display="true" table:show-details="true"/>
                <table:data-pilot-member table:name="0,005016" table:display="true" table:show-details="true"/>
                <table:data-pilot-member table:name="0,005299" table:display="true" table:show-details="true"/>
                <table:data-pilot-member table:name="0,005535" table:display="true" table:show-details="true"/>
                <table:data-pilot-member table:name="0,005541" table:display="true" table:show-details="true"/>
                <table:data-pilot-member table:name="0,006862" table:display="true" table:show-details="true"/>
                <table:data-pilot-member table:name="0,007149" table:display="true" table:show-details="true"/>
                <table:data-pilot-member table:name="0,007161" table:display="true" table:show-details="true"/>
                <table:data-pilot-member table:name="0,00758" table:display="true" table:show-details="true"/>
                <table:data-pilot-member table:name="0,007653" table:display="true" table:show-details="true"/>
                <table:data-pilot-member table:name="0,00772" table:display="true" table:show-details="true"/>
                <table:data-pilot-member table:name="0,007731" table:display="true" table:show-details="true"/>
                <table:data-pilot-member table:name="0,007773" table:display="true" table:show-details="true"/>
                <table:data-pilot-member table:name="0,007854" table:display="true" table:show-details="true"/>
                <table:data-pilot-member table:name="0,008263" table:display="true" table:show-details="true"/>
                <table:data-pilot-member table:name="0,00834" table:display="true" table:show-details="true"/>
                <table:data-pilot-member table:name="0,008544" table:display="true" table:show-details="true"/>
                <table:data-pilot-member table:name="0,008651" table:display="true" table:show-details="true"/>
                <table:data-pilot-member table:name="0,00886" table:display="true" table:show-details="true"/>
                <table:data-pilot-member table:name="0,010226" table:display="true" table:show-details="true"/>
                <table:data-pilot-member table:name="0,010752" table:display="true" table:show-details="true"/>
                <table:data-pilot-member table:name="0,010946" table:display="true" table:show-details="true"/>
                <table:data-pilot-member table:name="0,011713" table:display="true" table:show-details="true"/>
                <table:data-pilot-member table:name="0,012435" table:display="true" table:show-details="true"/>
                <table:data-pilot-member table:name="0,012632" table:display="true" table:show-details="true"/>
                <table:data-pilot-member table:name="0,012745" table:display="true" table:show-details="true"/>
                <table:data-pilot-member table:name="0,012966" table:display="true" table:show-details="true"/>
                <table:data-pilot-member table:name="0,013008" table:display="true" table:show-details="true"/>
                <table:data-pilot-member table:name="0,013073" table:display="true" table:show-details="true"/>
                <table:data-pilot-member table:name="0,013364" table:display="true" table:show-details="true"/>
                <table:data-pilot-member table:name="0,013528" table:display="true" table:show-details="true"/>
                <table:data-pilot-member table:name="0,013813" table:display="true" table:show-details="true"/>
                <table:data-pilot-member table:name="0,014723" table:display="true" table:show-details="true"/>
                <table:data-pilot-member table:name="0,015726" table:display="true" table:show-details="true"/>
                <table:data-pilot-member table:name="0,016058" table:display="true" table:show-details="true"/>
                <table:data-pilot-member table:name="0,017451" table:display="true" table:show-details="true"/>
                <table:data-pilot-member table:name="0,018512" table:display="true" table:show-details="true"/>
                <table:data-pilot-member table:name="0,018802" table:display="true" table:show-details="true"/>
                <table:data-pilot-member table:name="0,018849" table:display="true" table:show-details="true"/>
                <table:data-pilot-member table:name="0,01903" table:display="true" table:show-details="true"/>
                <table:data-pilot-member table:name="0,019046" table:display="true" table:show-details="true"/>
                <table:data-pilot-member table:name="0,020945" table:display="true" table:show-details="true"/>
                <table:data-pilot-member table:name="0,022131" table:display="true" table:show-details="true"/>
                <table:data-pilot-member table:name="0,022589" table:display="true" table:show-details="true"/>
                <table:data-pilot-member table:name="0,022615" table:display="true" table:show-details="true"/>
                <table:data-pilot-member table:name="0,02385" table:display="true" table:show-details="true"/>
                <table:data-pilot-member table:name="0,023858" table:display="true" table:show-details="true"/>
                <table:data-pilot-member table:name="0,024012" table:display="true" table:show-details="true"/>
                <table:data-pilot-member table:name="0,024688" table:display="true" table:show-details="true"/>
                <table:data-pilot-member table:name="0,025347" table:display="true" table:show-details="true"/>
                <table:data-pilot-member table:name="0,025785" table:display="true" table:show-details="true"/>
                <table:data-pilot-member table:name="0,025814" table:display="true" table:show-details="true"/>
                <table:data-pilot-member table:name="0,025844" table:display="true" table:show-details="true"/>
                <table:data-pilot-member table:name="0,02657" table:display="true" table:show-details="true"/>
                <table:data-pilot-member table:name="0,026616" table:display="true" table:show-details="true"/>
                <table:data-pilot-member table:name="0,026842" table:display="true" table:show-details="true"/>
                <table:data-pilot-member table:name="0,027236" table:display="true" table:show-details="true"/>
                <table:data-pilot-member table:name="0,027819" table:display="true" table:show-details="true"/>
                <table:data-pilot-member table:name="0,027992" table:display="true" table:show-details="true"/>
                <table:data-pilot-member table:name="0,028362" table:display="true" table:show-details="true"/>
                <table:data-pilot-member table:name="0,028902" table:display="true" table:show-details="true"/>
                <table:data-pilot-member table:name="0,029203" table:display="true" table:show-details="true"/>
                <table:data-pilot-member table:name="0,029485" table:display="true" table:show-details="true"/>
                <table:data-pilot-member table:name="0,029552" table:display="true" table:show-details="true"/>
                <table:data-pilot-member table:name="0,030924" table:display="true" table:show-details="true"/>
                <table:data-pilot-member table:name="0,031687" table:display="true" table:show-details="true"/>
                <table:data-pilot-member table:name="0,032316" table:display="true" table:show-details="true"/>
                <table:data-pilot-member table:name="0,032794" table:display="true" table:show-details="true"/>
                <table:data-pilot-member table:name="0,035191" table:display="true" table:show-details="true"/>
                <table:data-pilot-member table:name="0,038674" table:display="true" table:show-details="true"/>
                <table:data-pilot-member table:name="0,039427" table:display="true" table:show-details="true"/>
                <table:data-pilot-member table:name="0,039453" table:display="true" table:show-details="true"/>
                <table:data-pilot-member table:name="0,039764" table:display="true" table:show-details="true"/>
                <table:data-pilot-member table:name="0,040903" table:display="true" table:show-details="true"/>
                <table:data-pilot-member table:name="0,040987" table:display="true" table:show-details="true"/>
                <table:data-pilot-member table:name="0,041149" table:display="true" table:show-details="true"/>
                <table:data-pilot-member table:name="0,041295" table:display="true" table:show-details="true"/>
                <table:data-pilot-member table:name="0,041769" table:display="true" table:show-details="true"/>
                <table:data-pilot-member table:name="0,043906" table:display="true" table:show-details="true"/>
                <table:data-pilot-member table:name="0,04479" table:display="true" table:show-details="true"/>
                <table:data-pilot-member table:name="0,044926" table:display="true" table:show-details="true"/>
                <table:data-pilot-member table:name="0,045886" table:display="true" table:show-details="true"/>
                <table:data-pilot-member table:name="0,048961" table:display="true" table:show-details="true"/>
                <table:data-pilot-member table:name="0,049377" table:display="true" table:show-details="true"/>
                <table:data-pilot-member table:name="0,051202" table:display="true" table:show-details="true"/>
                <table:data-pilot-member table:name="0,052972" table:display="true" table:show-details="true"/>
                <table:data-pilot-member table:name="0,054208" table:display="true" table:show-details="true"/>
                <table:data-pilot-member table:name="0,05623" table:display="true" table:show-details="true"/>
                <table:data-pilot-member table:name="0,056403" table:display="true" table:show-details="true"/>
                <table:data-pilot-member table:name="0,056416" table:display="true" table:show-details="true"/>
                <table:data-pilot-member table:name="0,056996" table:display="true" table:show-details="true"/>
                <table:data-pilot-member table:name="0,057526" table:display="true" table:show-details="true"/>
                <table:data-pilot-member table:name="0,057545" table:display="true" table:show-details="true"/>
                <table:data-pilot-member table:name="0,058678" table:display="true" table:show-details="true"/>
                <table:data-pilot-member table:name="0,06187" table:display="true" table:show-details="true"/>
                <table:data-pilot-member table:name="0,062041" table:display="true" table:show-details="true"/>
                <table:data-pilot-member table:name="0,06285" table:display="true" table:show-details="true"/>
                <table:data-pilot-member table:name="0,063741" table:display="true" table:show-details="true"/>
                <table:data-pilot-member table:name="0,071231" table:display="true" table:show-details="true"/>
                <table:data-pilot-member table:name="0,072007" table:display="true" table:show-details="true"/>
                <table:data-pilot-member table:name="0,073179" table:display="true" table:show-details="true"/>
                <table:data-pilot-member table:name="0,074957" table:display="true" table:show-details="true"/>
                <table:data-pilot-member table:name="0,075138" table:display="true" table:show-details="true"/>
                <table:data-pilot-member table:name="0,075252" table:display="true" table:show-details="true"/>
                <table:data-pilot-member table:name="0,075296" table:display="true" table:show-details="true"/>
                <table:data-pilot-member table:name="0,077242" table:display="true" table:show-details="true"/>
                <table:data-pilot-member table:name="0,0773" table:display="true" table:show-details="true"/>
                <table:data-pilot-member table:name="0,077628" table:display="true" table:show-details="true"/>
                <table:data-pilot-member table:name="0,077957" table:display="true" table:show-details="true"/>
                <table:data-pilot-member table:name="0,081135" table:display="true" table:show-details="true"/>
                <table:data-pilot-member table:name="0,08148" table:display="true" table:show-details="true"/>
                <table:data-pilot-member table:name="0,082029" table:display="true" table:show-details="true"/>
                <table:data-pilot-member table:name="0,083512" table:display="true" table:show-details="true"/>
                <table:data-pilot-member table:name="0,094433" table:display="true" table:show-details="true"/>
                <table:data-pilot-member table:name="0,09901" table:display="true" table:show-details="true"/>
                <table:data-pilot-member table:name="0,099855" table:display="true" table:show-details="true"/>
                <table:data-pilot-member table:name="0,101568" table:display="true" table:show-details="true"/>
                <table:data-pilot-member table:name="0,10443" table:display="true" table:show-details="true"/>
                <table:data-pilot-member table:name="0,106643" table:display="true" table:show-details="true"/>
                <table:data-pilot-member table:name="0,106881" table:display="true" table:show-details="true"/>
                <table:data-pilot-member table:name="0,108099" table:display="true" table:show-details="true"/>
                <table:data-pilot-member table:name="0,108157" table:display="true" table:show-details="true"/>
                <table:data-pilot-member table:name="0,108843" table:display="true" table:show-details="true"/>
                <table:data-pilot-member table:name="0,11157" table:display="true" table:show-details="true"/>
                <table:data-pilot-member table:name="0,111914" table:display="true" table:show-details="true"/>
                <table:data-pilot-member table:name="0,113145" table:display="true" table:show-details="true"/>
                <table:data-pilot-member table:name="0,1133" table:display="true" table:show-details="true"/>
                <table:data-pilot-member table:name="0,119094" table:display="true" table:show-details="true"/>
                <table:data-pilot-member table:name="0,131199" table:display="true" table:show-details="true"/>
                <table:data-pilot-member table:name="0,133608" table:display="true" table:show-details="true"/>
                <table:data-pilot-member table:name="0,138044" table:display="true" table:show-details="true"/>
                <table:data-pilot-member table:name="0,145418" table:display="true" table:show-details="true"/>
                <table:data-pilot-member table:name="0,147368" table:display="true" table:show-details="true"/>
                <table:data-pilot-member table:name="0,148361" table:display="true" table:show-details="true"/>
                <table:data-pilot-member table:name="0,149692" table:display="true" table:show-details="true"/>
                <table:data-pilot-member table:name="0,155285" table:display="true" table:show-details="true"/>
                <table:data-pilot-member table:name="0,160177" table:display="true" table:show-details="true"/>
                <table:data-pilot-member table:name="0,161194" table:display="true" table:show-details="true"/>
                <table:data-pilot-member table:name="0,166649" table:display="true" table:show-details="true"/>
                <table:data-pilot-member table:name="0,177997" table:display="true" table:show-details="true"/>
                <table:data-pilot-member table:name="0,192571" table:display="true" table:show-details="true"/>
                <table:data-pilot-member table:name="0,197319" table:display="true" table:show-details="true"/>
                <table:data-pilot-member table:name="0,207919" table:display="true" table:show-details="true"/>
                <table:data-pilot-member table:name="0,208492" table:display="true" table:show-details="true"/>
                <table:data-pilot-member table:name="0,208606" table:display="true" table:show-details="true"/>
                <table:data-pilot-member table:name="0,209732" table:display="true" table:show-details="true"/>
                <table:data-pilot-member table:name="0,227328" table:display="true" table:show-details="true"/>
                <table:data-pilot-member table:name="0,228886" table:display="true" table:show-details="true"/>
                <table:data-pilot-member table:name="0,231516" table:display="true" table:show-details="true"/>
                <table:data-pilot-member table:name="0,234103" table:display="true" table:show-details="true"/>
                <table:data-pilot-member table:name="0,237636" table:display="true" table:show-details="true"/>
                <table:data-pilot-member table:name="0,242453" table:display="true" table:show-details="true"/>
                <table:data-pilot-member table:name="0,244525" table:display="true" table:show-details="true"/>
                <table:data-pilot-member table:name="0,259913" table:display="true" table:show-details="true"/>
                <table:data-pilot-member table:name="0,268306" table:display="true" table:show-details="true"/>
                <table:data-pilot-member table:name="0,280947" table:display="true" table:show-details="true"/>
                <table:data-pilot-member table:name="0,300064" table:display="true" table:show-details="true"/>
                <table:data-pilot-member table:name="0,309564" table:display="true" table:show-details="true"/>
                <table:data-pilot-member table:name="0,33903" table:display="true" table:show-details="true"/>
                <table:data-pilot-member table:name="0,540046" table:display="true" table:show-details="true"/>
                <table:data-pilot-member table:name="0,605136" table:display="true" table:show-details="true"/>
                <table:data-pilot-member table:name="0,60964" table:display="true" table:show-details="true"/>
                <table:data-pilot-member table:name="0,610117" table:display="true" table:show-details="true"/>
                <table:data-pilot-member table:name="0,612166" table:display="true" table:show-details="true"/>
                <table:data-pilot-member table:name="0,612502" table:display="true" table:show-details="true"/>
                <table:data-pilot-member table:name="0,621362" table:display="true" table:show-details="true"/>
                <table:data-pilot-member table:name="0,635594" table:display="true" table:show-details="true"/>
                <table:data-pilot-member table:name="0,723955" table:display="true" table:show-details="true"/>
                <table:data-pilot-member table:name="0,741034" table:display="true" table:show-details="true"/>
                <table:data-pilot-member table:name="1,560367" table:display="true" table:show-details="true"/>
                <table:data-pilot-member table:name="2,314374" table:display="true" table:show-details="true"/>
                <table:data-pilot-member table:name="2,324949" table:display="true" table:show-details="true"/>
                <table:data-pilot-member table:name="2,425577" table:display="true" table:show-details="true"/>
                <table:data-pilot-member table:name="2,443824" table:display="true" table:show-details="true"/>
                <table:data-pilot-member table:name="2,468538" table:display="true" table:show-details="true"/>
                <table:data-pilot-member table:name="2,517795" table:display="true" table:show-details="true"/>
                <table:data-pilot-member table:name="2,608189" table:display="true" table:show-details="true"/>
                <table:data-pilot-member table:name="2,931823" table:display="true" table:show-details="true"/>
                <table:data-pilot-member table:name="2,974542" table:display="true" table:show-details="true"/>
                <table:data-pilot-member table:name="5,346462" table:display="true" table:show-details="true"/>
                <table:data-pilot-member table:name="5,362608" table:display="true" table:show-details="true"/>
                <table:data-pilot-member table:name="5,454647" table:display="true" table:show-details="true"/>
                <table:data-pilot-member table:name="5,521401" table:display="true" table:show-details="true"/>
                <table:data-pilot-member table:name="5,765818" table:display="true" table:show-details="true"/>
                <table:data-pilot-member table:name="5,778699" table:display="true" table:show-details="true"/>
                <table:data-pilot-member table:name="5,821948" table:display="true" table:show-details="true"/>
                <table:data-pilot-member table:name="6,022017" table:display="true" table:show-details="true"/>
                <table:data-pilot-member table:name="6,592561" table:display="true" table:show-details="true"/>
                <table:data-pilot-member table:name="6,672247" table:display="true" table:show-details="true"/>
                <table:data-pilot-member table:name="9,541877" table:display="true" table:show-details="true"/>
                <table:data-pilot-member table:name="9,73479" table:display="true" table:show-details="true"/>
                <table:data-pilot-member table:name="9,758258" table:display="true" table:show-details="true"/>
                <table:data-pilot-member table:name="9,903017" table:display="true" table:show-details="true"/>
                <table:data-pilot-member table:name="10,139301" table:display="true" table:show-details="true"/>
                <table:data-pilot-member table:name="10,315877" table:display="true" table:show-details="true"/>
                <table:data-pilot-member table:name="10,461871" table:display="true" table:show-details="true"/>
                <table:data-pilot-member table:name="11,777159" table:display="true" table:show-details="true"/>
                <table:data-pilot-member table:name="11,908518" table:display="true" table:show-details="true"/>
                <table:data-pilot-member table:name="13,212521" table:display="true" table:show-details="true"/>
                <table:data-pilot-member table:name="17,829828" table:display="true" table:show-details="true"/>
                <table:data-pilot-member table:name="18,032788" table:display="true" table:show-details="true"/>
                <table:data-pilot-member table:name="18,429646" table:display="true" table:show-details="true"/>
                <table:data-pilot-member table:name="18,51258" table:display="true" table:show-details="true"/>
                <table:data-pilot-member table:name="19,09227" table:display="true" table:show-details="true"/>
                <table:data-pilot-member table:name="19,784928" table:display="true" table:show-details="true"/>
                <table:data-pilot-member table:name="19,788273" table:display="true" table:show-details="true"/>
                <table:data-pilot-member table:name="21,859749" table:display="true" table:show-details="true"/>
                <table:data-pilot-member table:name="22,678041" table:display="true" table:show-details="true"/>
                <table:data-pilot-member table:name="23,817383" table:display="true" table:show-details="true"/>
                <table:data-pilot-member table:name="27,396815" table:display="true" table:show-details="true"/>
                <table:data-pilot-member table:name="28,675999" table:display="true" table:show-details="true"/>
                <table:data-pilot-member table:name="29,874498" table:display="true" table:show-details="true"/>
                <table:data-pilot-member table:name="29,9088" table:display="true" table:show-details="true"/>
                <table:data-pilot-member table:name="31,419584" table:display="true" table:show-details="true"/>
                <table:data-pilot-member table:name="32,031276" table:display="true" table:show-details="true"/>
                <table:data-pilot-member table:name="32,226383" table:display="true" table:show-details="true"/>
                <table:data-pilot-member table:name="36,18067" table:display="true" table:show-details="true"/>
                <table:data-pilot-member table:name="37,116228" table:display="true" table:show-details="true"/>
                <table:data-pilot-member table:name="44,362512" table:display="true" table:show-details="true"/>
                <table:data-pilot-member table:name="60,804107" table:display="true" table:show-details="true"/>
                <table:data-pilot-member table:name="60,96847" table:display="true" table:show-details="true"/>
                <table:data-pilot-member table:name="61,215592" table:display="true" table:show-details="true"/>
                <table:data-pilot-member table:name="64,361845" table:display="true" table:show-details="true"/>
                <table:data-pilot-member table:name="66,460226" table:display="true" table:show-details="true"/>
                <table:data-pilot-member table:name="67,959283" table:display="true" table:show-details="true"/>
                <table:data-pilot-member table:name="68,925338" table:display="true" table:show-details="true"/>
                <table:data-pilot-member table:name="72,912882" table:display="true" table:show-details="true"/>
                <table:data-pilot-member table:name="73,860317" table:display="true" table:show-details="true"/>
                <table:data-pilot-member table:name="85,957348" table:display="true" table:show-details="true"/>
                <table:data-pilot-member table:name="148,4894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orownanie algorytmow'.A1:'porownanie algorytmow'.H8" table:buttons="'porownanie algorytmow'.A1 'porownanie algorytmow'.A4 'porownanie algorytmow'.B3" table:show-filter-button="false" table:drill-down-on-double-click="false">
          <table:source-cell-range table:cell-range-address="'wykresy dane'.A1:'wykresy dane'.D301"/>
          <table:data-pilot-field table:source-field-name="Typ" table:orientation="page" table:used-hierarchy="0" table:function="auto" loext:ignore-selected-page="true" table:selected-page="A-Kształtne">
            <table:data-pilot-level table:show-empty="false" calcext:repeat-item-labels="false">
              <table:data-pilot-members>
                <table:data-pilot-member table:name="A-Kształtne" table:display="true" table:show-details="true"/>
                <table:data-pilot-member table:name="Losowe" table:display="true" table:show-details="true"/>
                <table:data-pilot-member table:name="Malejące" table:display="true" table:show-details="true"/>
                <table:data-pilot-member table:name="Rosnące" table:display="true" table:show-details="true"/>
                <table:data-pilot-member table:name="Stał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gorytm" table:orientation="column" table:used-hierarchy="0" table:function="auto">
            <table:data-pilot-level table:show-empty="false" calcext:repeat-item-labels="false">
              <table:data-pilot-members>
                <table:data-pilot-member table:name="Heap Sort" table:display="true" table:show-details="true"/>
                <table:data-pilot-member table:name="Insertion Sort" table:display="true" table:show-details="true"/>
                <table:data-pilot-member table:name="Quick Sort Left" table:display="true" table:show-details="true"/>
                <table:data-pilot-member table:name="Quick Sort Rand" table:display="true" table:show-details="true"/>
                <table:data-pilot-member table:name="Selection Sort" table:display="true" table:show-details="true"/>
                <table:data-pilot-member table:name="Shell So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3000" table:display="true" table:show-details="true"/>
                <table:data-pilot-member table:name="5000" table:display="false" table:show-details="true"/>
                <table:data-pilot-member table:name="10000" table:display="false" table:show-details="true"/>
                <table:data-pilot-member table:name="15000" table:display="false" table:show-details="true"/>
                <table:data-pilot-member table:name="20000" table:display="false" table:show-details="true"/>
                <table:data-pilot-member table:name="27500" table:display="false" table:show-details="true"/>
                <table:data-pilot-member table:name="35000" table:display="false" table:show-details="true"/>
                <table:data-pilot-member table:name="500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zas" table:orientation="data" table:used-hierarchy="0" table:function="sum">
            <table:data-pilot-level table:show-empty="false" calcext:repeat-item-labels="false">
              <table:data-pilot-members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36" table:display="true" table:show-details="true"/>
                <table:data-pilot-member table:name="0,000037" table:display="true" table:show-details="true"/>
                <table:data-pilot-member table:name="0,000056" table:display="true" table:show-details="true"/>
                <table:data-pilot-member table:name="0,000065" table:display="true" table:show-details="true"/>
                <table:data-pilot-member table:name="0,000073" table:display="true" table:show-details="true"/>
                <table:data-pilot-member table:name="0,000092" table:display="true" table:show-details="true"/>
                <table:data-pilot-member table:name="0,000108" table:display="true" table:show-details="true"/>
                <table:data-pilot-member table:name="0,000118" table:display="true" table:show-details="true"/>
                <table:data-pilot-member table:name="0,000132" table:display="true" table:show-details="true"/>
                <table:data-pilot-member table:name="0,000136" table:display="true" table:show-details="true"/>
                <table:data-pilot-member table:name="0,000207" table:display="true" table:show-details="true"/>
                <table:data-pilot-member table:name="0,000208" table:display="true" table:show-details="true"/>
                <table:data-pilot-member table:name="0,00021" table:display="true" table:show-details="true"/>
                <table:data-pilot-member table:name="0,000214" table:display="true" table:show-details="true"/>
                <table:data-pilot-member table:name="0,000221" table:display="true" table:show-details="true"/>
                <table:data-pilot-member table:name="0,000223" table:display="true" table:show-details="true"/>
                <table:data-pilot-member table:name="0,000231" table:display="true" table:show-details="true"/>
                <table:data-pilot-member table:name="0,000238" table:display="true" table:show-details="true"/>
                <table:data-pilot-member table:name="0,00024" table:display="true" table:show-details="true"/>
                <table:data-pilot-member table:name="0,000255" table:display="true" table:show-details="true"/>
                <table:data-pilot-member table:name="0,000256" table:display="true" table:show-details="true"/>
                <table:data-pilot-member table:name="0,000262" table:display="true" table:show-details="true"/>
                <table:data-pilot-member table:name="0,000277" table:display="true" table:show-details="true"/>
                <table:data-pilot-member table:name="0,000324" table:display="true" table:show-details="true"/>
                <table:data-pilot-member table:name="0,000329" table:display="true" table:show-details="true"/>
                <table:data-pilot-member table:name="0,000345" table:display="true" table:show-details="true"/>
                <table:data-pilot-member table:name="0,000364" table:display="true" table:show-details="true"/>
                <table:data-pilot-member table:name="0,000404" table:display="true" table:show-details="true"/>
                <table:data-pilot-member table:name="0,000419" table:display="true" table:show-details="true"/>
                <table:data-pilot-member table:name="0,000426" table:display="true" table:show-details="true"/>
                <table:data-pilot-member table:name="0,000539" table:display="true" table:show-details="true"/>
                <table:data-pilot-member table:name="0,000649" table:display="true" table:show-details="true"/>
                <table:data-pilot-member table:name="0,000672" table:display="true" table:show-details="true"/>
                <table:data-pilot-member table:name="0,00068" table:display="true" table:show-details="true"/>
                <table:data-pilot-member table:name="0,000698" table:display="true" table:show-details="true"/>
                <table:data-pilot-member table:name="0,000712" table:display="true" table:show-details="true"/>
                <table:data-pilot-member table:name="0,001256" table:display="true" table:show-details="true"/>
                <table:data-pilot-member table:name="0,001284" table:display="true" table:show-details="true"/>
                <table:data-pilot-member table:name="0,001377" table:display="true" table:show-details="true"/>
                <table:data-pilot-member table:name="0,001434" table:display="true" table:show-details="true"/>
                <table:data-pilot-member table:name="0,001446" table:display="true" table:show-details="true"/>
                <table:data-pilot-member table:name="0,00151" table:display="true" table:show-details="true"/>
                <table:data-pilot-member table:name="0,001653" table:display="true" table:show-details="true"/>
                <table:data-pilot-member table:name="0,002017" table:display="true" table:show-details="true"/>
                <table:data-pilot-member table:name="0,002033" table:display="true" table:show-details="true"/>
                <table:data-pilot-member table:name="0,002037" table:display="true" table:show-details="true"/>
                <table:data-pilot-member table:name="0,002079" table:display="true" table:show-details="true"/>
                <table:data-pilot-member table:name="0,002123" table:display="true" table:show-details="true"/>
                <table:data-pilot-member table:name="0,002247" table:display="true" table:show-details="true"/>
                <table:data-pilot-member table:name="0,002398" table:display="true" table:show-details="true"/>
                <table:data-pilot-member table:name="0,002406" table:display="true" table:show-details="true"/>
                <table:data-pilot-member table:name="0,002466" table:display="true" table:show-details="true"/>
                <table:data-pilot-member table:name="0,002484" table:display="true" table:show-details="true"/>
                <table:data-pilot-member table:name="0,002493" table:display="true" table:show-details="true"/>
                <table:data-pilot-member table:name="0,002735" table:display="true" table:show-details="true"/>
                <table:data-pilot-member table:name="0,002816" table:display="true" table:show-details="true"/>
                <table:data-pilot-member table:name="0,002852" table:display="true" table:show-details="true"/>
                <table:data-pilot-member table:name="0,003285" table:display="true" table:show-details="true"/>
                <table:data-pilot-member table:name="0,003636" table:display="true" table:show-details="true"/>
                <table:data-pilot-member table:name="0,003712" table:display="true" table:show-details="true"/>
                <table:data-pilot-member table:name="0,003782" table:display="true" table:show-details="true"/>
                <table:data-pilot-member table:name="0,003851" table:display="true" table:show-details="true"/>
                <table:data-pilot-member table:name="0,003947" table:display="true" table:show-details="true"/>
                <table:data-pilot-member table:name="0,004735" table:display="true" table:show-details="true"/>
                <table:data-pilot-member table:name="0,004806" table:display="true" table:show-details="true"/>
                <table:data-pilot-member table:name="0,004922" table:display="true" table:show-details="true"/>
                <table:data-pilot-member table:name="0,00495" table:display="true" table:show-details="true"/>
                <table:data-pilot-member table:name="0,005016" table:display="true" table:show-details="true"/>
                <table:data-pilot-member table:name="0,005299" table:display="true" table:show-details="true"/>
                <table:data-pilot-member table:name="0,005535" table:display="true" table:show-details="true"/>
                <table:data-pilot-member table:name="0,005541" table:display="true" table:show-details="true"/>
                <table:data-pilot-member table:name="0,006862" table:display="true" table:show-details="true"/>
                <table:data-pilot-member table:name="0,007149" table:display="true" table:show-details="true"/>
                <table:data-pilot-member table:name="0,007161" table:display="true" table:show-details="true"/>
                <table:data-pilot-member table:name="0,00758" table:display="true" table:show-details="true"/>
                <table:data-pilot-member table:name="0,007653" table:display="true" table:show-details="true"/>
                <table:data-pilot-member table:name="0,00772" table:display="true" table:show-details="true"/>
                <table:data-pilot-member table:name="0,007731" table:display="true" table:show-details="true"/>
                <table:data-pilot-member table:name="0,007773" table:display="true" table:show-details="true"/>
                <table:data-pilot-member table:name="0,007854" table:display="true" table:show-details="true"/>
                <table:data-pilot-member table:name="0,008263" table:display="true" table:show-details="true"/>
                <table:data-pilot-member table:name="0,00834" table:display="true" table:show-details="true"/>
                <table:data-pilot-member table:name="0,008544" table:display="true" table:show-details="true"/>
                <table:data-pilot-member table:name="0,008651" table:display="true" table:show-details="true"/>
                <table:data-pilot-member table:name="0,00886" table:display="true" table:show-details="true"/>
                <table:data-pilot-member table:name="0,010226" table:display="true" table:show-details="true"/>
                <table:data-pilot-member table:name="0,010752" table:display="true" table:show-details="true"/>
                <table:data-pilot-member table:name="0,010946" table:display="true" table:show-details="true"/>
                <table:data-pilot-member table:name="0,011713" table:display="true" table:show-details="true"/>
                <table:data-pilot-member table:name="0,012435" table:display="true" table:show-details="true"/>
                <table:data-pilot-member table:name="0,012632" table:display="true" table:show-details="true"/>
                <table:data-pilot-member table:name="0,012745" table:display="true" table:show-details="true"/>
                <table:data-pilot-member table:name="0,012966" table:display="true" table:show-details="true"/>
                <table:data-pilot-member table:name="0,013008" table:display="true" table:show-details="true"/>
                <table:data-pilot-member table:name="0,013073" table:display="true" table:show-details="true"/>
                <table:data-pilot-member table:name="0,013364" table:display="true" table:show-details="true"/>
                <table:data-pilot-member table:name="0,013528" table:display="true" table:show-details="true"/>
                <table:data-pilot-member table:name="0,013813" table:display="true" table:show-details="true"/>
                <table:data-pilot-member table:name="0,014723" table:display="true" table:show-details="true"/>
                <table:data-pilot-member table:name="0,015726" table:display="true" table:show-details="true"/>
                <table:data-pilot-member table:name="0,016058" table:display="true" table:show-details="true"/>
                <table:data-pilot-member table:name="0,017451" table:display="true" table:show-details="true"/>
                <table:data-pilot-member table:name="0,018512" table:display="true" table:show-details="true"/>
                <table:data-pilot-member table:name="0,018802" table:display="true" table:show-details="true"/>
                <table:data-pilot-member table:name="0,018849" table:display="true" table:show-details="true"/>
                <table:data-pilot-member table:name="0,01903" table:display="true" table:show-details="true"/>
                <table:data-pilot-member table:name="0,019046" table:display="true" table:show-details="true"/>
                <table:data-pilot-member table:name="0,020945" table:display="true" table:show-details="true"/>
                <table:data-pilot-member table:name="0,022131" table:display="true" table:show-details="true"/>
                <table:data-pilot-member table:name="0,022589" table:display="true" table:show-details="true"/>
                <table:data-pilot-member table:name="0,022615" table:display="true" table:show-details="true"/>
                <table:data-pilot-member table:name="0,02385" table:display="true" table:show-details="true"/>
                <table:data-pilot-member table:name="0,023858" table:display="true" table:show-details="true"/>
                <table:data-pilot-member table:name="0,024012" table:display="true" table:show-details="true"/>
                <table:data-pilot-member table:name="0,024688" table:display="true" table:show-details="true"/>
                <table:data-pilot-member table:name="0,025347" table:display="true" table:show-details="true"/>
                <table:data-pilot-member table:name="0,025785" table:display="true" table:show-details="true"/>
                <table:data-pilot-member table:name="0,025814" table:display="true" table:show-details="true"/>
                <table:data-pilot-member table:name="0,025844" table:display="true" table:show-details="true"/>
                <table:data-pilot-member table:name="0,02657" table:display="true" table:show-details="true"/>
                <table:data-pilot-member table:name="0,026616" table:display="true" table:show-details="true"/>
                <table:data-pilot-member table:name="0,026842" table:display="true" table:show-details="true"/>
                <table:data-pilot-member table:name="0,027236" table:display="true" table:show-details="true"/>
                <table:data-pilot-member table:name="0,027819" table:display="true" table:show-details="true"/>
                <table:data-pilot-member table:name="0,027992" table:display="true" table:show-details="true"/>
                <table:data-pilot-member table:name="0,028362" table:display="true" table:show-details="true"/>
                <table:data-pilot-member table:name="0,028902" table:display="true" table:show-details="true"/>
                <table:data-pilot-member table:name="0,029203" table:display="true" table:show-details="true"/>
                <table:data-pilot-member table:name="0,029485" table:display="true" table:show-details="true"/>
                <table:data-pilot-member table:name="0,029552" table:display="true" table:show-details="true"/>
                <table:data-pilot-member table:name="0,030924" table:display="true" table:show-details="true"/>
                <table:data-pilot-member table:name="0,031687" table:display="true" table:show-details="true"/>
                <table:data-pilot-member table:name="0,032316" table:display="true" table:show-details="true"/>
                <table:data-pilot-member table:name="0,032794" table:display="true" table:show-details="true"/>
                <table:data-pilot-member table:name="0,035191" table:display="true" table:show-details="true"/>
                <table:data-pilot-member table:name="0,038674" table:display="true" table:show-details="true"/>
                <table:data-pilot-member table:name="0,039427" table:display="true" table:show-details="true"/>
                <table:data-pilot-member table:name="0,039453" table:display="true" table:show-details="true"/>
                <table:data-pilot-member table:name="0,039764" table:display="true" table:show-details="true"/>
                <table:data-pilot-member table:name="0,040903" table:display="true" table:show-details="true"/>
                <table:data-pilot-member table:name="0,040987" table:display="true" table:show-details="true"/>
                <table:data-pilot-member table:name="0,041149" table:display="true" table:show-details="true"/>
                <table:data-pilot-member table:name="0,041295" table:display="true" table:show-details="true"/>
                <table:data-pilot-member table:name="0,041769" table:display="true" table:show-details="true"/>
                <table:data-pilot-member table:name="0,043906" table:display="true" table:show-details="true"/>
                <table:data-pilot-member table:name="0,04479" table:display="true" table:show-details="true"/>
                <table:data-pilot-member table:name="0,044926" table:display="true" table:show-details="true"/>
                <table:data-pilot-member table:name="0,045886" table:display="true" table:show-details="true"/>
                <table:data-pilot-member table:name="0,048961" table:display="true" table:show-details="true"/>
                <table:data-pilot-member table:name="0,049377" table:display="true" table:show-details="true"/>
                <table:data-pilot-member table:name="0,051202" table:display="true" table:show-details="true"/>
                <table:data-pilot-member table:name="0,052972" table:display="true" table:show-details="true"/>
                <table:data-pilot-member table:name="0,054208" table:display="true" table:show-details="true"/>
                <table:data-pilot-member table:name="0,05623" table:display="true" table:show-details="true"/>
                <table:data-pilot-member table:name="0,056403" table:display="true" table:show-details="true"/>
                <table:data-pilot-member table:name="0,056416" table:display="true" table:show-details="true"/>
                <table:data-pilot-member table:name="0,056996" table:display="true" table:show-details="true"/>
                <table:data-pilot-member table:name="0,057526" table:display="true" table:show-details="true"/>
                <table:data-pilot-member table:name="0,057545" table:display="true" table:show-details="true"/>
                <table:data-pilot-member table:name="0,058678" table:display="true" table:show-details="true"/>
                <table:data-pilot-member table:name="0,06187" table:display="true" table:show-details="true"/>
                <table:data-pilot-member table:name="0,062041" table:display="true" table:show-details="true"/>
                <table:data-pilot-member table:name="0,06285" table:display="true" table:show-details="true"/>
                <table:data-pilot-member table:name="0,063741" table:display="true" table:show-details="true"/>
                <table:data-pilot-member table:name="0,071231" table:display="true" table:show-details="true"/>
                <table:data-pilot-member table:name="0,072007" table:display="true" table:show-details="true"/>
                <table:data-pilot-member table:name="0,073179" table:display="true" table:show-details="true"/>
                <table:data-pilot-member table:name="0,074957" table:display="true" table:show-details="true"/>
                <table:data-pilot-member table:name="0,075138" table:display="true" table:show-details="true"/>
                <table:data-pilot-member table:name="0,075252" table:display="true" table:show-details="true"/>
                <table:data-pilot-member table:name="0,075296" table:display="true" table:show-details="true"/>
                <table:data-pilot-member table:name="0,077242" table:display="true" table:show-details="true"/>
                <table:data-pilot-member table:name="0,0773" table:display="true" table:show-details="true"/>
                <table:data-pilot-member table:name="0,077628" table:display="true" table:show-details="true"/>
                <table:data-pilot-member table:name="0,077957" table:display="true" table:show-details="true"/>
                <table:data-pilot-member table:name="0,081135" table:display="true" table:show-details="true"/>
                <table:data-pilot-member table:name="0,08148" table:display="true" table:show-details="true"/>
                <table:data-pilot-member table:name="0,082029" table:display="true" table:show-details="true"/>
                <table:data-pilot-member table:name="0,083512" table:display="true" table:show-details="true"/>
                <table:data-pilot-member table:name="0,094433" table:display="true" table:show-details="true"/>
                <table:data-pilot-member table:name="0,09901" table:display="true" table:show-details="true"/>
                <table:data-pilot-member table:name="0,099855" table:display="true" table:show-details="true"/>
                <table:data-pilot-member table:name="0,101568" table:display="true" table:show-details="true"/>
                <table:data-pilot-member table:name="0,10443" table:display="true" table:show-details="true"/>
                <table:data-pilot-member table:name="0,106643" table:display="true" table:show-details="true"/>
                <table:data-pilot-member table:name="0,106881" table:display="true" table:show-details="true"/>
                <table:data-pilot-member table:name="0,108099" table:display="true" table:show-details="true"/>
                <table:data-pilot-member table:name="0,108157" table:display="true" table:show-details="true"/>
                <table:data-pilot-member table:name="0,108843" table:display="true" table:show-details="true"/>
                <table:data-pilot-member table:name="0,11157" table:display="true" table:show-details="true"/>
                <table:data-pilot-member table:name="0,111914" table:display="true" table:show-details="true"/>
                <table:data-pilot-member table:name="0,113145" table:display="true" table:show-details="true"/>
                <table:data-pilot-member table:name="0,1133" table:display="true" table:show-details="true"/>
                <table:data-pilot-member table:name="0,119094" table:display="true" table:show-details="true"/>
                <table:data-pilot-member table:name="0,131199" table:display="true" table:show-details="true"/>
                <table:data-pilot-member table:name="0,133608" table:display="true" table:show-details="true"/>
                <table:data-pilot-member table:name="0,138044" table:display="true" table:show-details="true"/>
                <table:data-pilot-member table:name="0,145418" table:display="true" table:show-details="true"/>
                <table:data-pilot-member table:name="0,147368" table:display="true" table:show-details="true"/>
                <table:data-pilot-member table:name="0,148361" table:display="true" table:show-details="true"/>
                <table:data-pilot-member table:name="0,149692" table:display="true" table:show-details="true"/>
                <table:data-pilot-member table:name="0,155285" table:display="true" table:show-details="true"/>
                <table:data-pilot-member table:name="0,160177" table:display="true" table:show-details="true"/>
                <table:data-pilot-member table:name="0,161194" table:display="true" table:show-details="true"/>
                <table:data-pilot-member table:name="0,166649" table:display="true" table:show-details="true"/>
                <table:data-pilot-member table:name="0,177997" table:display="true" table:show-details="true"/>
                <table:data-pilot-member table:name="0,192571" table:display="true" table:show-details="true"/>
                <table:data-pilot-member table:name="0,197319" table:display="true" table:show-details="true"/>
                <table:data-pilot-member table:name="0,207919" table:display="true" table:show-details="true"/>
                <table:data-pilot-member table:name="0,208492" table:display="true" table:show-details="true"/>
                <table:data-pilot-member table:name="0,208606" table:display="true" table:show-details="true"/>
                <table:data-pilot-member table:name="0,209732" table:display="true" table:show-details="true"/>
                <table:data-pilot-member table:name="0,227328" table:display="true" table:show-details="true"/>
                <table:data-pilot-member table:name="0,228886" table:display="true" table:show-details="true"/>
                <table:data-pilot-member table:name="0,231516" table:display="true" table:show-details="true"/>
                <table:data-pilot-member table:name="0,234103" table:display="true" table:show-details="true"/>
                <table:data-pilot-member table:name="0,237636" table:display="true" table:show-details="true"/>
                <table:data-pilot-member table:name="0,242453" table:display="true" table:show-details="true"/>
                <table:data-pilot-member table:name="0,244525" table:display="true" table:show-details="true"/>
                <table:data-pilot-member table:name="0,259913" table:display="true" table:show-details="true"/>
                <table:data-pilot-member table:name="0,268306" table:display="true" table:show-details="true"/>
                <table:data-pilot-member table:name="0,280947" table:display="true" table:show-details="true"/>
                <table:data-pilot-member table:name="0,300064" table:display="true" table:show-details="true"/>
                <table:data-pilot-member table:name="0,309564" table:display="true" table:show-details="true"/>
                <table:data-pilot-member table:name="0,33903" table:display="true" table:show-details="true"/>
                <table:data-pilot-member table:name="0,540046" table:display="true" table:show-details="true"/>
                <table:data-pilot-member table:name="0,605136" table:display="true" table:show-details="true"/>
                <table:data-pilot-member table:name="0,60964" table:display="true" table:show-details="true"/>
                <table:data-pilot-member table:name="0,610117" table:display="true" table:show-details="true"/>
                <table:data-pilot-member table:name="0,612166" table:display="true" table:show-details="true"/>
                <table:data-pilot-member table:name="0,612502" table:display="true" table:show-details="true"/>
                <table:data-pilot-member table:name="0,621362" table:display="true" table:show-details="true"/>
                <table:data-pilot-member table:name="0,635594" table:display="true" table:show-details="true"/>
                <table:data-pilot-member table:name="0,723955" table:display="true" table:show-details="true"/>
                <table:data-pilot-member table:name="0,741034" table:display="true" table:show-details="true"/>
                <table:data-pilot-member table:name="1,560367" table:display="true" table:show-details="true"/>
                <table:data-pilot-member table:name="2,314374" table:display="true" table:show-details="true"/>
                <table:data-pilot-member table:name="2,324949" table:display="true" table:show-details="true"/>
                <table:data-pilot-member table:name="2,425577" table:display="true" table:show-details="true"/>
                <table:data-pilot-member table:name="2,443824" table:display="true" table:show-details="true"/>
                <table:data-pilot-member table:name="2,468538" table:display="true" table:show-details="true"/>
                <table:data-pilot-member table:name="2,517795" table:display="true" table:show-details="true"/>
                <table:data-pilot-member table:name="2,608189" table:display="true" table:show-details="true"/>
                <table:data-pilot-member table:name="2,931823" table:display="true" table:show-details="true"/>
                <table:data-pilot-member table:name="2,974542" table:display="true" table:show-details="true"/>
                <table:data-pilot-member table:name="5,346462" table:display="true" table:show-details="true"/>
                <table:data-pilot-member table:name="5,362608" table:display="true" table:show-details="true"/>
                <table:data-pilot-member table:name="5,454647" table:display="true" table:show-details="true"/>
                <table:data-pilot-member table:name="5,521401" table:display="true" table:show-details="true"/>
                <table:data-pilot-member table:name="5,765818" table:display="true" table:show-details="true"/>
                <table:data-pilot-member table:name="5,778699" table:display="true" table:show-details="true"/>
                <table:data-pilot-member table:name="5,821948" table:display="true" table:show-details="true"/>
                <table:data-pilot-member table:name="6,022017" table:display="true" table:show-details="true"/>
                <table:data-pilot-member table:name="6,592561" table:display="true" table:show-details="true"/>
                <table:data-pilot-member table:name="6,672247" table:display="true" table:show-details="true"/>
                <table:data-pilot-member table:name="9,541877" table:display="true" table:show-details="true"/>
                <table:data-pilot-member table:name="9,73479" table:display="true" table:show-details="true"/>
                <table:data-pilot-member table:name="9,758258" table:display="true" table:show-details="true"/>
                <table:data-pilot-member table:name="9,903017" table:display="true" table:show-details="true"/>
                <table:data-pilot-member table:name="10,139301" table:display="true" table:show-details="true"/>
                <table:data-pilot-member table:name="10,315877" table:display="true" table:show-details="true"/>
                <table:data-pilot-member table:name="10,461871" table:display="true" table:show-details="true"/>
                <table:data-pilot-member table:name="11,777159" table:display="true" table:show-details="true"/>
                <table:data-pilot-member table:name="11,908518" table:display="true" table:show-details="true"/>
                <table:data-pilot-member table:name="13,212521" table:display="true" table:show-details="true"/>
                <table:data-pilot-member table:name="17,829828" table:display="true" table:show-details="true"/>
                <table:data-pilot-member table:name="18,032788" table:display="true" table:show-details="true"/>
                <table:data-pilot-member table:name="18,429646" table:display="true" table:show-details="true"/>
                <table:data-pilot-member table:name="18,51258" table:display="true" table:show-details="true"/>
                <table:data-pilot-member table:name="19,09227" table:display="true" table:show-details="true"/>
                <table:data-pilot-member table:name="19,784928" table:display="true" table:show-details="true"/>
                <table:data-pilot-member table:name="19,788273" table:display="true" table:show-details="true"/>
                <table:data-pilot-member table:name="21,859749" table:display="true" table:show-details="true"/>
                <table:data-pilot-member table:name="22,678041" table:display="true" table:show-details="true"/>
                <table:data-pilot-member table:name="23,817383" table:display="true" table:show-details="true"/>
                <table:data-pilot-member table:name="27,396815" table:display="true" table:show-details="true"/>
                <table:data-pilot-member table:name="28,675999" table:display="true" table:show-details="true"/>
                <table:data-pilot-member table:name="29,874498" table:display="true" table:show-details="true"/>
                <table:data-pilot-member table:name="29,9088" table:display="true" table:show-details="true"/>
                <table:data-pilot-member table:name="31,419584" table:display="true" table:show-details="true"/>
                <table:data-pilot-member table:name="32,031276" table:display="true" table:show-details="true"/>
                <table:data-pilot-member table:name="32,226383" table:display="true" table:show-details="true"/>
                <table:data-pilot-member table:name="36,18067" table:display="true" table:show-details="true"/>
                <table:data-pilot-member table:name="37,116228" table:display="true" table:show-details="true"/>
                <table:data-pilot-member table:name="44,362512" table:display="true" table:show-details="true"/>
                <table:data-pilot-member table:name="60,804107" table:display="true" table:show-details="true"/>
                <table:data-pilot-member table:name="60,96847" table:display="true" table:show-details="true"/>
                <table:data-pilot-member table:name="61,215592" table:display="true" table:show-details="true"/>
                <table:data-pilot-member table:name="64,361845" table:display="true" table:show-details="true"/>
                <table:data-pilot-member table:name="66,460226" table:display="true" table:show-details="true"/>
                <table:data-pilot-member table:name="67,959283" table:display="true" table:show-details="true"/>
                <table:data-pilot-member table:name="68,925338" table:display="true" table:show-details="true"/>
                <table:data-pilot-member table:name="72,912882" table:display="true" table:show-details="true"/>
                <table:data-pilot-member table:name="73,860317" table:display="true" table:show-details="true"/>
                <table:data-pilot-member table:name="85,957348" table:display="true" table:show-details="true"/>
                <table:data-pilot-member table:name="148,4894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22T23:25:49.854584200</dc:date>
    <meta:editing-duration>PT55S</meta:editing-duration>
    <meta:editing-cycles>1</meta:editing-cycles>
    <meta:document-statistic meta:table-count="3" meta:cell-count="1336" meta:object-count="2"/>
    <meta:generator>LibreOffice/25.8.4.1$Windows_X86_64 LibreOffice_project/6ab4ab096601e7cd763971a4dad5a6c7322a1a59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67.834cm" svg:height="38.467cm" xlink:href=".." xlink:type="simple" loext:data-pilot-source="DataPilot1" chart:class="chart:line" chart:style-name="ch1">
        <chart:title svg:x="28.785cm" svg:y="3.171cm" chart:style-name="ch2">
          <text:p>Zależność czasu wykonania od rozmiaru danych</text:p>
        </chart:title>
        <chart:legend chart:legend-position="end" svg:x="56.601cm" svg:y="12.608cm" style:legend-expansion="high" chart:style-name="ch3"/>
        <chart:plot-area chart:style-name="ch4" svg:x="2.367cm" svg:y="3.353cm" svg:width="52.878cm" svg:height="32.464cm">
          <chart:coordinate-region svg:x="3.192cm" svg:y="3.552cm" svg:width="51.574cm" svg:height="31.618cm"/>
          <chart:axis chart:dimension="x" chart:name="primary-x" chart:style-name="ch5" chartooo:axis-type="auto">
            <chartooo:date-scale/>
            <chart:title svg:x="27.337cm" svg:y="36.586cm" chart:style-name="ch6">
              <text:p><text:span text:style-name="T1">Rozmiar danych (N)</text:span></text:p>
            </chart:title>
            <chart:categories table:cell-range-address="PT@categories"/>
          </chart:axis>
          <chart:axis chart:dimension="y" chart:name="primary-y" chart:style-name="ch5">
            <chart:title svg:x="0.451cm" svg:y="21.01cm" chart:style-name="ch7">
              <text:p><text:span text:style-name="T1">Czas wykonania [s]</text:span>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10"/>
          </chart:series>
          <chart:series chart:style-name="ch10" chart:values-cell-range-address="PT@data 1" chart:label-cell-address="PT@label 1" chart:class="chart:line">
            <chart:data-point chart:repeated="10"/>
          </chart:series>
          <chart:series chart:style-name="ch11" chart:values-cell-range-address="PT@data 2" chart:label-cell-address="PT@label 2" chart:class="chart:line">
            <chart:data-point chart:repeated="10"/>
          </chart:series>
          <chart:series chart:style-name="ch12" chart:values-cell-range-address="PT@data 3" chart:label-cell-address="PT@label 3" chart:class="chart:line">
            <chart:data-point chart:repeated="10"/>
          </chart:series>
          <chart:series chart:style-name="ch13" chart:values-cell-range-address="PT@data 4" chart:label-cell-address="PT@label 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-Kształtne</text:p>
                <draw:g>
                  <svg:desc>PT@label 0</svg:desc>
                </draw:g>
              </table:table-cell>
              <table:table-cell office:value-type="string">
                <text:p>Losowe</text:p>
                <draw:g>
                  <svg:desc>PT@label 1</svg:desc>
                </draw:g>
              </table:table-cell>
              <table:table-cell office:value-type="string">
                <text:p>Malejące</text:p>
                <draw:g>
                  <svg:desc>PT@label 2</svg:desc>
                </draw:g>
              </table:table-cell>
              <table:table-cell office:value-type="string">
                <text:p>Rosnące</text:p>
                <draw:g>
                  <svg:desc>PT@label 3</svg:desc>
                </draw:g>
              </table:table-cell>
              <table:table-cell office:value-type="string">
                <text:p>Stałe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PT@categories</svg:desc>
                </draw:g>
              </table:table-cell>
              <table:table-cell office:value-type="float" office:value="0.000345">
                <text:p>0.000345</text:p>
                <draw:g>
                  <svg:desc>PT@data 0</svg:desc>
                </draw:g>
              </table:table-cell>
              <table:table-cell office:value-type="float" office:value="0.000324">
                <text:p>0.000324</text:p>
                <draw:g>
                  <svg:desc>PT@data 1</svg:desc>
                </draw:g>
              </table:table-cell>
              <table:table-cell office:value-type="float" office:value="0.00068">
                <text:p>0.00068</text:p>
                <draw:g>
                  <svg:desc>PT@data 2</svg:desc>
                </draw:g>
              </table:table-cell>
              <table:table-cell office:value-type="float" office:value="0.000014">
                <text:p>0.000014</text:p>
                <draw:g>
                  <svg:desc>PT@data 3</svg:desc>
                </draw:g>
              </table:table-cell>
              <table:table-cell office:value-type="float" office:value="0.000013">
                <text:p>0.000013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30924">
                <text:p>0.030924</text:p>
              </table:table-cell>
              <table:table-cell office:value-type="float" office:value="0.029203">
                <text:p>0.029203</text:p>
              </table:table-cell>
              <table:table-cell office:value-type="float" office:value="0.063741">
                <text:p>0.063741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68306">
                <text:p>0.268306</text:p>
              </table:table-cell>
              <table:table-cell office:value-type="float" office:value="0.259913">
                <text:p>0.259913</text:p>
              </table:table-cell>
              <table:table-cell office:value-type="float" office:value="0.540046">
                <text:p>0.540046</text:p>
              </table:table-cell>
              <table:table-cell office:value-type="float" office:value="0.000419">
                <text:p>0.000419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741034">
                <text:p>0.741034</text:p>
              </table:table-cell>
              <table:table-cell office:value-type="float" office:value="0.723955">
                <text:p>0.723955</text:p>
              </table:table-cell>
              <table:table-cell office:value-type="float" office:value="1.560367">
                <text:p>1.560367</text:p>
              </table:table-cell>
              <table:table-cell office:value-type="float" office:value="0.000698">
                <text:p>0.000698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.974542">
                <text:p>2.974542</text:p>
              </table:table-cell>
              <table:table-cell office:value-type="float" office:value="2.931823">
                <text:p>2.931823</text:p>
              </table:table-cell>
              <table:table-cell office:value-type="float" office:value="6.022017">
                <text:p>6.022017</text:p>
              </table:table-cell>
              <table:table-cell office:value-type="float" office:value="0.001434">
                <text:p>0.001434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6.672247">
                <text:p>6.672247</text:p>
              </table:table-cell>
              <table:table-cell office:value-type="float" office:value="6.592561">
                <text:p>6.592561</text:p>
              </table:table-cell>
              <table:table-cell office:value-type="float" office:value="13.212521">
                <text:p>13.212521</text:p>
              </table:table-cell>
              <table:table-cell office:value-type="float" office:value="0.002123">
                <text:p>0.002123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1.777159">
                <text:p>11.777159</text:p>
              </table:table-cell>
              <table:table-cell office:value-type="float" office:value="11.908518">
                <text:p>11.908518</text:p>
              </table:table-cell>
              <table:table-cell office:value-type="float" office:value="23.817383">
                <text:p>23.817383</text:p>
              </table:table-cell>
              <table:table-cell office:value-type="float" office:value="0.002852">
                <text:p>0.002852</text:p>
              </table:table-cell>
              <table:table-cell office:value-type="float" office:value="0.002816">
                <text:p>0.002816</text:p>
              </table:table-cell>
            </table:table-row>
            <table:table-row>
              <table:table-cell office:value-type="string">
                <text:p>27500</text:p>
              </table:table-cell>
              <table:table-cell office:value-type="float" office:value="21.859749">
                <text:p>21.859749</text:p>
              </table:table-cell>
              <table:table-cell office:value-type="float" office:value="22.678041">
                <text:p>22.678041</text:p>
              </table:table-cell>
              <table:table-cell office:value-type="float" office:value="44.362512">
                <text:p>44.362512</text:p>
              </table:table-cell>
              <table:table-cell office:value-type="float" office:value="0.003947">
                <text:p>0.003947</text:p>
              </table:table-cell>
              <table:table-cell office:value-type="float" office:value="0.003782">
                <text:p>0.003782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36.18067">
                <text:p>36.18067</text:p>
              </table:table-cell>
              <table:table-cell office:value-type="float" office:value="37.116228">
                <text:p>37.116228</text:p>
              </table:table-cell>
              <table:table-cell office:value-type="float" office:value="72.912882">
                <text:p>72.912882</text:p>
              </table:table-cell>
              <table:table-cell office:value-type="float" office:value="0.005535">
                <text:p>0.005535</text:p>
              </table:table-cell>
              <table:table-cell office:value-type="float" office:value="0.004922">
                <text:p>0.00492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73.860317">
                <text:p>73.860317</text:p>
              </table:table-cell>
              <table:table-cell office:value-type="float" office:value="85.957348">
                <text:p>85.957348</text:p>
              </table:table-cell>
              <table:table-cell office:value-type="float" office:value="148.489443">
                <text:p>148.489443</text:p>
              </table:table-cell>
              <table:table-cell office:value-type="float" office:value="0.007161">
                <text:p>0.007161</text:p>
              </table:table-cell>
              <table:table-cell office:value-type="float" office:value="0.006862">
                <text:p>0.006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1$Windows_X86_64 LibreOffice_project/6ab4ab096601e7cd763971a4dad5a6c7322a1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68.362cm" svg:height="38.702cm" xlink:href=".." xlink:type="simple" loext:data-pilot-source="DataPilot2" chart:class="chart:line" chart:style-name="ch1">
        <chart:title svg:x="30.385cm" svg:y="1.81cm" chart:style-name="ch2">
          <text:p>Zależność czasu od rozmiaru danych</text:p>
        </chart:title>
        <chart:legend chart:legend-position="end" svg:x="57.044cm" svg:y="12.686cm" style:legend-expansion="high" chart:style-name="ch3"/>
        <chart:plot-area chart:style-name="ch4" svg:x="2.378cm" svg:y="3.363cm" svg:width="53.299cm" svg:height="32.684cm">
          <chart:coordinate-region svg:x="3.107cm" svg:y="3.563cm" svg:width="52.186cm" svg:height="31.837cm"/>
          <chart:axis chart:dimension="x" chart:name="primary-x" chart:style-name="ch5" chartooo:axis-type="auto">
            <chartooo:date-scale/>
            <chart:title svg:x="27.558cm" svg:y="36.821cm" chart:style-name="ch2">
              <text:p><text:span text:style-name="T1">Rozmiar danych (N)</text:span></text:p>
            </chart:title>
            <chart:categories table:cell-range-address="PT@categories"/>
          </chart:axis>
          <chart:axis chart:dimension="y" chart:name="primary-y" chart:style-name="ch5">
            <chart:title svg:x="0.451cm" svg:y="21.13cm" chart:style-name="ch6">
              <text:p><text:span text:style-name="T1">Czas wykonania [s]</text:span></text:p>
            </chart:title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3"/>
          </chart:series>
          <chart:series chart:style-name="ch9" chart:values-cell-range-address="PT@data 1" chart:label-cell-address="PT@label 1" chart:class="chart:line">
            <chart:data-point chart:repeated="3"/>
          </chart:series>
          <chart:series chart:style-name="ch10" chart:values-cell-range-address="PT@data 2" chart:label-cell-address="PT@label 2" chart:class="chart:line">
            <chart:data-point chart:repeated="3"/>
          </chart:series>
          <chart:series chart:style-name="ch11" chart:values-cell-range-address="PT@data 3" chart:label-cell-address="PT@label 3" chart:class="chart:line">
            <chart:data-point chart:repeated="3"/>
          </chart:series>
          <chart:series chart:style-name="ch12" chart:values-cell-range-address="PT@data 4" chart:label-cell-address="PT@label 4" chart:class="chart:line">
            <chart:data-point chart:repeated="3"/>
          </chart:series>
          <chart:series chart:style-name="ch13" chart:values-cell-range-address="PT@data 5" chart:label-cell-address="PT@label 5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ort</text:p>
                <draw:g>
                  <svg:desc>PT@label 0</svg:desc>
                </draw:g>
              </table:table-cell>
              <table:table-cell office:value-type="string">
                <text:p>Insertion Sort</text:p>
                <draw:g>
                  <svg:desc>PT@label 1</svg:desc>
                </draw:g>
              </table:table-cell>
              <table:table-cell office:value-type="string">
                <text:p>Quick Sort Left</text:p>
                <draw:g>
                  <svg:desc>PT@label 2</svg:desc>
                </draw:g>
              </table:table-cell>
              <table:table-cell office:value-type="string">
                <text:p>Quick Sort Rand</text:p>
                <draw:g>
                  <svg:desc>PT@label 3</svg:desc>
                </draw:g>
              </table:table-cell>
              <table:table-cell office:value-type="string">
                <text:p>Selection Sort</text:p>
                <draw:g>
                  <svg:desc>PT@label 4</svg:desc>
                </draw:g>
              </table:table-cell>
              <table:table-cell office:value-type="string">
                <text:p>Shell Sort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PT@categories</svg:desc>
                </draw:g>
              </table:table-cell>
              <table:table-cell office:value-type="float" office:value="0.000989">
                <text:p>0.000989</text:p>
                <draw:g>
                  <svg:desc>PT@data 0</svg:desc>
                </draw:g>
              </table:table-cell>
              <table:table-cell office:value-type="float" office:value="0.001376">
                <text:p>0.001376</text:p>
                <draw:g>
                  <svg:desc>PT@data 1</svg:desc>
                </draw:g>
              </table:table-cell>
              <table:table-cell office:value-type="float" office:value="0.000873">
                <text:p>0.000873</text:p>
                <draw:g>
                  <svg:desc>PT@data 2</svg:desc>
                </draw:g>
              </table:table-cell>
              <table:table-cell office:value-type="float" office:value="0.00106">
                <text:p>0.00106</text:p>
                <draw:g>
                  <svg:desc>PT@data 3</svg:desc>
                </draw:g>
              </table:table-cell>
              <table:table-cell office:value-type="float" office:value="0.001411">
                <text:p>0.001411</text:p>
                <draw:g>
                  <svg:desc>PT@data 4</svg:desc>
                </draw:g>
              </table:table-cell>
              <table:table-cell office:value-type="float" office:value="0.000303">
                <text:p>0.000303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5023">
                <text:p>0.015023</text:p>
              </table:table-cell>
              <table:table-cell office:value-type="float" office:value="0.124136">
                <text:p>0.124136</text:p>
              </table:table-cell>
              <table:table-cell office:value-type="float" office:value="0.054691">
                <text:p>0.054691</text:p>
              </table:table-cell>
              <table:table-cell office:value-type="float" office:value="0.012028">
                <text:p>0.012028</text:p>
              </table:table-cell>
              <table:table-cell office:value-type="float" office:value="0.130457">
                <text:p>0.130457</text:p>
              </table:table-cell>
              <table:table-cell office:value-type="float" office:value="0.005898">
                <text:p>0.00589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52271">
                <text:p>0.052271</text:p>
              </table:table-cell>
              <table:table-cell office:value-type="float" office:value="1.069088">
                <text:p>1.069088</text:p>
              </table:table-cell>
              <table:table-cell office:value-type="float" office:value="0.460855">
                <text:p>0.460855</text:p>
              </table:table-cell>
              <table:table-cell office:value-type="float" office:value="0.03816">
                <text:p>0.03816</text:p>
              </table:table-cell>
              <table:table-cell office:value-type="float" office:value="1.181483">
                <text:p>1.181483</text:p>
              </table:table-cell>
              <table:table-cell office:value-type="float" office:value="0.020368">
                <text:p>0.020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1$Windows_X86_64 LibreOffice_project/6ab4ab096601e7cd763971a4dad5a6c7322a1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